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87.76pt"/>
    </style:style>
    <style:style style:name="co7" style:family="table-column">
      <style:table-column-properties fo:break-before="auto" style:column-width="184.56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Data" table:style-name="ta1">
        <table:shapes>
          <draw:frame draw:z-index="0" draw:style-name="gr1" draw:text-style-name="P1" svg:width="971.01pt" svg:height="461.31pt" svg:x="364.62pt" svg:y="13175.6pt">
            <loext:p draw:notify-on-update-of-ranges="cData.B1:cData.B1000 cData.C1:cData.C1000 cData.B1:cData.B1000 cData.D1:cData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384" calcext:value-type="float">
            <text:p>384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384" calcext:value-type="float">
            <text:p>38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]-[.B1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384" calcext:value-type="float">
            <text:p>38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]-[.B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384" calcext:value-type="float">
            <text:p>38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4]-[.B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5]-[.B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84" calcext:value-type="float">
            <text:p>38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6]-[.B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387" calcext:value-type="float">
            <text:p>38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7]-[.B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387" calcext:value-type="float">
            <text:p>38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]-[.B7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385" calcext:value-type="float">
            <text:p>3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9]-[.B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385" calcext:value-type="float">
            <text:p>38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0]-[.B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385" calcext:value-type="float">
            <text:p>38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11]-[.B1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12]-[.B1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385" calcext:value-type="float">
            <text:p>3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13]-[.B1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385" calcext:value-type="float">
            <text:p>3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14]-[.B1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5]-[.B1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16]-[.B1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384" calcext:value-type="float">
            <text:p>384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17]-[.B1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384" calcext:value-type="float">
            <text:p>38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18]-[.B17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385" calcext:value-type="float">
            <text:p>38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19]-[.B1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20]-[.B1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21]-[.B2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2]-[.B2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382" calcext:value-type="float">
            <text:p>38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23]-[.B22]" office:value-type="float" office:value="0.0000160000000000001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381" calcext:value-type="float">
            <text:p>3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24]-[.B23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25]-[.B2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380" calcext:value-type="float">
            <text:p>38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6]-[.B2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379" calcext:value-type="float">
            <text:p>37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7]-[.B2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8]-[.B27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377" calcext:value-type="float">
            <text:p>37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29]-[.B2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376" calcext:value-type="float">
            <text:p>37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0]-[.B2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376" calcext:value-type="float">
            <text:p>37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1]-[.B30]" office:value-type="float" office:value="0.000015000000000000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32]-[.B31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74" calcext:value-type="float">
            <text:p>37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3]-[.B3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373" calcext:value-type="float">
            <text:p>37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4]-[.B33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372" calcext:value-type="float">
            <text:p>37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5]-[.B3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36]-[.B35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7]-[.B3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8]-[.B37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9]-[.B38]" office:value-type="float" office:value="0.000015000000000000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366" calcext:value-type="float">
            <text:p>36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40]-[.B39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1]-[.B40]" office:value-type="float" office:value="0.000013999999999999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363" calcext:value-type="float">
            <text:p>3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42]-[.B4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362" calcext:value-type="float">
            <text:p>36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3]-[.B4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361" calcext:value-type="float">
            <text:p>36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44]-[.B43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" calcext:value-type="float">
            <text:p>0.0007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45]-[.B44]" office:value-type="float" office:value="0.0000160000000000001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358" calcext:value-type="float">
            <text:p>35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46]-[.B45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356" calcext:value-type="float">
            <text:p>35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7]-[.B46]" office:value-type="float" office:value="0.000015000000000000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48]-[.B47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49]-[.B4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50]-[.B49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349" calcext:value-type="float">
            <text:p>34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51]-[.B5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52]-[.B51]" office:value-type="float" office:value="0.000013999999999999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346" calcext:value-type="float">
            <text:p>34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53]-[.B5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345" calcext:value-type="float">
            <text:p>34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54]-[.B5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55]-[.B54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56]-[.B5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339" calcext:value-type="float">
            <text:p>33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57]-[.B5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58]-[.B57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335" calcext:value-type="float">
            <text:p>33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59]-[.B5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334" calcext:value-type="float">
            <text:p>334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60]-[.B59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61]-[.B6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62]-[.B6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328" calcext:value-type="float">
            <text:p>32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63]-[.B62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64]-[.B63]" office:value-type="float" office:value="0.0000149999999999999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324" calcext:value-type="float">
            <text:p>32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65]-[.B6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66]-[.B6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319" calcext:value-type="float">
            <text:p>31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67]-[.B66]" office:value-type="float" office:value="0.0000160000000000002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68]-[.B6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313" calcext:value-type="float">
            <text:p>313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69]-[.B6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311" calcext:value-type="float">
            <text:p>31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0]-[.B6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1]-[.B7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306" calcext:value-type="float">
            <text:p>30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72]-[.B7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303" calcext:value-type="float">
            <text:p>30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3]-[.B7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301" calcext:value-type="float">
            <text:p>30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74]-[.B73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75]-[.B7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76]-[.B7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93" calcext:value-type="float">
            <text:p>29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77]-[.B7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78]-[.B7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79]-[.B7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0]-[.B7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1]-[.B8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2]-[.B8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3]-[.B8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4]-[.B83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3" calcext:value-type="float">
            <text:p>0.001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-[.B8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6]-[.B8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7]-[.B8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266" calcext:value-type="float">
            <text:p>26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88]-[.B8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89]-[.B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90]-[.B8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257" calcext:value-type="float">
            <text:p>25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91]-[.B90]" office:value-type="float" office:value="0.0000160000000000002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92]-[.B9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93]-[.B9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248" calcext:value-type="float">
            <text:p>24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94]-[.B93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246" calcext:value-type="float">
            <text:p>24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95]-[.B9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6]-[.B95]" office:value-type="float" office:value="0.000013999999999999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241" calcext:value-type="float">
            <text:p>24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97]-[.B96]" office:value-type="float" office:value="0.0000160000000000002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B98]-[.B97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509" calcext:value-type="float">
            <text:p>0.001509</text:p>
          </table:table-cell>
          <table:table-cell office:value-type="float" office:value="235" calcext:value-type="float">
            <text:p>235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99]-[.B9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B100]-[.B9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539" calcext:value-type="float">
            <text:p>0.001539</text:p>
          </table:table-cell>
          <table:table-cell table:number-columns-repeated="2" office:value-type="float" office:value="229" calcext:value-type="float">
            <text:p>229</text:p>
          </table:table-cell>
          <table:table-cell/>
          <table:table-cell table:formula="of:=[.B101]-[.B10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102]-[.B10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223" calcext:value-type="float">
            <text:p>223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B103]-[.B10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221" calcext:value-type="float">
            <text:p>221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B104]-[.B10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218" calcext:value-type="float">
            <text:p>218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105]-[.B10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215" calcext:value-type="float">
            <text:p>21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106]-[.B10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212" calcext:value-type="float">
            <text:p>212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B107]-[.B106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B108]-[.B107]" office:value-type="float" office:value="0.000013999999999999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206" calcext:value-type="float">
            <text:p>206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B109]-[.B10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203" calcext:value-type="float">
            <text:p>203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110]-[.B10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200" calcext:value-type="float">
            <text:p>200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111]-[.B110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197" calcext:value-type="float">
            <text:p>197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B112]-[.B111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13]-[.B11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192" calcext:value-type="float">
            <text:p>192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14]-[.B11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190" calcext:value-type="float">
            <text:p>190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B115]-[.B11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187" calcext:value-type="float">
            <text:p>187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B116]-[.B11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184" calcext:value-type="float">
            <text:p>184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17]-[.B11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180" calcext:value-type="float">
            <text:p>180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B118]-[.B117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177" calcext:value-type="float">
            <text:p>177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B119]-[.B118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175" calcext:value-type="float">
            <text:p>17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B120]-[.B119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172" calcext:value-type="float">
            <text:p>17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121]-[.B120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B122]-[.B12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166" calcext:value-type="float">
            <text:p>166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B123]-[.B122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163" calcext:value-type="float">
            <text:p>163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B124]-[.B123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160" calcext:value-type="float">
            <text:p>160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125]-[.B124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B126]-[.B125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154" calcext:value-type="float">
            <text:p>15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127]-[.B12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B128]-[.B127]" office:value-type="float" office:value="0.00001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129]-[.B12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B130]-[.B12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131]-[.B130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132]-[.B13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33]-[.B13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34]-[.B13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35]-[.B13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6]-[.B13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37]-[.B136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2093" calcext:value-type="float">
            <text:p>0.002093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138]-[.B137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39]-[.B13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40]-[.B13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1]-[.B140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-[.B14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3]-[.B14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4]-[.B14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5]-[.B14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6]-[.B14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47]-[.B14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48]-[.B14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49]-[.B14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150]-[.B14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51]-[.B15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152]-[.B15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153]-[.B15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154]-[.B15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155]-[.B15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156]-[.B15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157]-[.B15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158]-[.B15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159]-[.B158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160]-[.B159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161]-[.B16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162]-[.B16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163]-[.B16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2483" calcext:value-type="float">
            <text:p>0.002483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164]-[.B16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165]-[.B16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166]-[.B16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167]-[.B16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168]-[.B16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2558" calcext:value-type="float">
            <text:p>0.002558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169]-[.B16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70]-[.B16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171]-[.B17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172]-[.B171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173]-[.B172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174]-[.B17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75]-[.B17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176]-[.B17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177]-[.B17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178]-[.B17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179]-[.B178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2722" calcext:value-type="float">
            <text:p>0.00272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0]-[.B17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81]-[.B180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2752" calcext:value-type="float">
            <text:p>0.00275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182]-[.B18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2767" calcext:value-type="float">
            <text:p>0.00276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183]-[.B18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184]-[.B183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2797" calcext:value-type="float">
            <text:p>0.00279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185]-[.B18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186]-[.B185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187]-[.B18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2842" calcext:value-type="float">
            <text:p>0.00284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188]-[.B18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189]-[.B1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190]-[.B18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191]-[.B190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192]-[.B191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93]-[.B192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194]-[.B193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95]-[.B19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96]-[.B195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197]-[.B196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198]-[.B197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99]-[.B19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00]-[.B19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01]-[.B20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02]-[.B20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203]-[.B20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204]-[.B20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205]-[.B20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06]-[.B205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07]-[.B20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08]-[.B207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09]-[.B20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210]-[.B20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211]-[.B21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212]-[.B211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13]-[.B21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214]-[.B21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215]-[.B21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216]-[.B215]" office:value-type="float" office:value="0.0000140000000000006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217]-[.B21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218]-[.B217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219]-[.B21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20]-[.B219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221]-[.B22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222]-[.B22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223]-[.B22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224]-[.B22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225]-[.B22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26]-[.B22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27]-[.B22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228]-[.B227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229]-[.B22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30]-[.B229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231]-[.B23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232]-[.B23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33]-[.B23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234]-[.B23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235]-[.B23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236]-[.B23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37]-[.B23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238]-[.B23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239]-[.B23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40]-[.B239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241]-[.B24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242]-[.B241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43]-[.B24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244]-[.B24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45]-[.B244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246]-[.B24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47]-[.B24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48]-[.B247]" office:value-type="float" office:value="0.000013999999999999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49]-[.B24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250]-[.B249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251]-[.B25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38" calcext:value-type="float">
            <text:p>0.003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252]-[.B251]" office:value-type="float" office:value="0.000016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253]-[.B252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54]-[.B253]" office:value-type="float" office:value="0.000015000000000000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255]-[.B25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56]-[.B25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257]-[.B256]" office:value-type="float" office:value="0.0000149999999999998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258]-[.B25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59]-[.B25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60]-[.B25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261]-[.B26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262]-[.B26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63]-[.B26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264]-[.B26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65]-[.B26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266]-[.B26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267]-[.B26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268]-[.B26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4054" calcext:value-type="float">
            <text:p>0.00405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69]-[.B26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70]-[.B26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71]-[.B27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4099" calcext:value-type="float">
            <text:p>0.004099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[.B272]-[.B27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273]-[.B27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274]-[.B27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275]-[.B274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276]-[.B275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277]-[.B276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78]-[.B27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279]-[.B27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4219" calcext:value-type="float">
            <text:p>0.00421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280]-[.B27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81]-[.B28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4248" calcext:value-type="float">
            <text:p>0.00424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282]-[.B28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283]-[.B28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284]-[.B28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285]-[.B28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286]-[.B28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287]-[.B28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4338" calcext:value-type="float">
            <text:p>0.00433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288]-[.B28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289]-[.B2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90]-[.B28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91]-[.B29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4397" calcext:value-type="float">
            <text:p>0.004397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92]-[.B29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293]-[.B29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294]-[.B29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295]-[.B29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296]-[.B29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297]-[.B29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4486" calcext:value-type="float">
            <text:p>0.00448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298]-[.B29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299]-[.B29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00]-[.B29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01]-[.B30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02]-[.B30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03]-[.B30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304]-[.B303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4589" calcext:value-type="float">
            <text:p>0.004589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05]-[.B30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06]-[.B30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145" calcext:value-type="float">
            <text:p>14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07]-[.B30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08]-[.B3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09]-[.B30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4663" calcext:value-type="float">
            <text:p>0.004663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10]-[.B30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4677" calcext:value-type="float">
            <text:p>0.004677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11]-[.B31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12]-[.B31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13]-[.B31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14]-[.B31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15]-[.B31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16]-[.B31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17]-[.B31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18]-[.B31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19]-[.B31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320]-[.B31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21]-[.B32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22]-[.B32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23]-[.B32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324]-[.B32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4884" calcext:value-type="float">
            <text:p>0.004884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325]-[.B324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326]-[.B32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27]-[.B32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206" calcext:value-type="float">
            <text:p>20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28]-[.B32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29]-[.B32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958" calcext:value-type="float">
            <text:p>0.004958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30]-[.B32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31]-[.B33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4988" calcext:value-type="float">
            <text:p>0.004988</text:p>
          </table:table-cell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32]-[.B33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33]-[.B33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34]-[.B33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35]-[.B33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36]-[.B33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37]-[.B33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38]-[.B33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39]-[.B33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340]-[.B33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341]-[.B34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42]-[.B34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43]-[.B34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344]-[.B34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345]-[.B34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46]-[.B34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47]-[.B34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263" calcext:value-type="float">
            <text:p>26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348]-[.B34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349]-[.B34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350]-[.B349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51]-[.B35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52]-[.B35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275" calcext:value-type="float">
            <text:p>2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353]-[.B35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5313" calcext:value-type="float">
            <text:p>0.005313</text:p>
          </table:table-cell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354]-[.B35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5328" calcext:value-type="float">
            <text:p>0.005328</text:p>
          </table:table-cell>
          <table:table-cell office:value-type="float" office:value="281" calcext:value-type="float">
            <text:p>2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355]-[.B35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85" calcext:value-type="float">
            <text:p>2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356]-[.B35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57]-[.B35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358]-[.B35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5388" calcext:value-type="float">
            <text:p>0.005388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59]-[.B35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360]-[.B35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61]-[.B36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5432" calcext:value-type="float">
            <text:p>0.005432</text:p>
          </table:table-cell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362]-[.B36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63]-[.B36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5462" calcext:value-type="float">
            <text:p>0.005462</text:p>
          </table:table-cell>
          <table:table-cell office:value-type="float" office:value="303" calcext:value-type="float">
            <text:p>30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64]-[.B36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65]-[.B36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66]-[.B365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367]-[.B36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313" calcext:value-type="float">
            <text:p>31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68]-[.B367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314" calcext:value-type="float">
            <text:p>31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69]-[.B36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316" calcext:value-type="float">
            <text:p>3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70]-[.B36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71]-[.B37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321" calcext:value-type="float">
            <text:p>32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72]-[.B37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73]-[.B37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325" calcext:value-type="float">
            <text:p>32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74]-[.B37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75]-[.B37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76]-[.B37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332" calcext:value-type="float">
            <text:p>33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77]-[.B37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334" calcext:value-type="float">
            <text:p>33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78]-[.B37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5684" calcext:value-type="float">
            <text:p>0.005684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79]-[.B37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337" calcext:value-type="float">
            <text:p>33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80]-[.B37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339" calcext:value-type="float">
            <text:p>339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81]-[.B38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382]-[.B38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343" calcext:value-type="float">
            <text:p>34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383]-[.B38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5757" calcext:value-type="float">
            <text:p>0.005757</text:p>
          </table:table-cell>
          <table:table-cell office:value-type="float" office:value="345" calcext:value-type="float">
            <text:p>34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84]-[.B38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5772" calcext:value-type="float">
            <text:p>0.005772</text:p>
          </table:table-cell>
          <table:table-cell office:value-type="float" office:value="347" calcext:value-type="float">
            <text:p>34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85]-[.B38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5787" calcext:value-type="float">
            <text:p>0.005787</text:p>
          </table:table-cell>
          <table:table-cell office:value-type="float" office:value="348" calcext:value-type="float">
            <text:p>34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86]-[.B38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5802" calcext:value-type="float">
            <text:p>0.005802</text:p>
          </table:table-cell>
          <table:table-cell office:value-type="float" office:value="350" calcext:value-type="float">
            <text:p>35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87]-[.B38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352" calcext:value-type="float">
            <text:p>35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88]-[.B38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353" calcext:value-type="float">
            <text:p>35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389]-[.B38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355" calcext:value-type="float">
            <text:p>3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390]-[.B38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391]-[.B39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358" calcext:value-type="float">
            <text:p>358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392]-[.B39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359" calcext:value-type="float">
            <text:p>35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393]-[.B39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361" calcext:value-type="float">
            <text:p>3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394]-[.B39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362" calcext:value-type="float">
            <text:p>36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395]-[.B39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364" calcext:value-type="float">
            <text:p>36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396]-[.B39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5951" calcext:value-type="float">
            <text:p>0.005951</text:p>
          </table:table-cell>
          <table:table-cell office:value-type="float" office:value="365" calcext:value-type="float">
            <text:p>3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397]-[.B39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367" calcext:value-type="float">
            <text:p>36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398]-[.B39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368" calcext:value-type="float">
            <text:p>36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399]-[.B39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369" calcext:value-type="float">
            <text:p>36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400]-[.B39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370" calcext:value-type="float">
            <text:p>37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01]-[.B40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6025" calcext:value-type="float">
            <text:p>0.006025</text:p>
          </table:table-cell>
          <table:table-cell office:value-type="float" office:value="371" calcext:value-type="float">
            <text:p>37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402]-[.B40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372" calcext:value-type="float">
            <text:p>3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03]-[.B40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373" calcext:value-type="float">
            <text:p>37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404]-[.B403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6069" calcext:value-type="float">
            <text:p>0.006069</text:p>
          </table:table-cell>
          <table:table-cell office:value-type="float" office:value="374" calcext:value-type="float">
            <text:p>37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405]-[.B40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6084" calcext:value-type="float">
            <text:p>0.006084</text:p>
          </table:table-cell>
          <table:table-cell office:value-type="float" office:value="375" calcext:value-type="float">
            <text:p>37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406]-[.B40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376" calcext:value-type="float">
            <text:p>37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407]-[.B40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377" calcext:value-type="float">
            <text:p>37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408]-[.B4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6128" calcext:value-type="float">
            <text:p>0.006128</text:p>
          </table:table-cell>
          <table:table-cell office:value-type="float" office:value="378" calcext:value-type="float">
            <text:p>37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409]-[.B40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10]-[.B40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379" calcext:value-type="float">
            <text:p>37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411]-[.B41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412]-[.B41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380" calcext:value-type="float">
            <text:p>38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413]-[.B41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381" calcext:value-type="float">
            <text:p>38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414]-[.B41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381" calcext:value-type="float">
            <text:p>38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415]-[.B41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6232" calcext:value-type="float">
            <text:p>0.006232</text:p>
          </table:table-cell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416]-[.B41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6247" calcext:value-type="float">
            <text:p>0.006247</text:p>
          </table:table-cell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417]-[.B41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6262" calcext:value-type="float">
            <text:p>0.006262</text:p>
          </table:table-cell>
          <table:table-cell office:value-type="float" office:value="384" calcext:value-type="float">
            <text:p>38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418]-[.B41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384" calcext:value-type="float">
            <text:p>38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419]-[.B41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384" calcext:value-type="float">
            <text:p>38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420]-[.B41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6306" calcext:value-type="float">
            <text:p>0.006306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421]-[.B42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385" calcext:value-type="float">
            <text:p>38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422]-[.B42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423]-[.B42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24]-[.B42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6366" calcext:value-type="float">
            <text:p>0.006366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425]-[.B42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385" calcext:value-type="float">
            <text:p>38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426]-[.B42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427]-[.B42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386" calcext:value-type="float">
            <text:p>38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428]-[.B427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386" calcext:value-type="float">
            <text:p>38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429]-[.B428]" office:value-type="float" office:value="0.000014999999999998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386" calcext:value-type="float">
            <text:p>38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30]-[.B42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385" calcext:value-type="float">
            <text:p>38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31]-[.B430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432]-[.B43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6484" calcext:value-type="float">
            <text:p>0.006484</text:p>
          </table:table-cell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433]-[.B43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385" calcext:value-type="float">
            <text:p>38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34]-[.B43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435]-[.B43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6529" calcext:value-type="float">
            <text:p>0.006529</text:p>
          </table:table-cell>
          <table:table-cell office:value-type="float" office:value="384" calcext:value-type="float">
            <text:p>38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36]-[.B43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37]-[.B436]" office:value-type="float" office:value="0.0000139999999999993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38]-[.B43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39]-[.B43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40]-[.B43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6603" calcext:value-type="float">
            <text:p>0.006603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441]-[.B44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381" calcext:value-type="float">
            <text:p>38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42]-[.B44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380" calcext:value-type="float">
            <text:p>38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43]-[.B44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444]-[.B443]" office:value-type="float" office:value="0.0000159999999999995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378" calcext:value-type="float">
            <text:p>37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45]-[.B44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6678" calcext:value-type="float">
            <text:p>0.006678</text:p>
          </table:table-cell>
          <table:table-cell office:value-type="float" office:value="378" calcext:value-type="float">
            <text:p>37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46]-[.B44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6692" calcext:value-type="float">
            <text:p>0.006692</text:p>
          </table:table-cell>
          <table:table-cell office:value-type="float" office:value="377" calcext:value-type="float">
            <text:p>37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47]-[.B44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376" calcext:value-type="float">
            <text:p>37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448]-[.B44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375" calcext:value-type="float">
            <text:p>37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449]-[.B44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6737" calcext:value-type="float">
            <text:p>0.006737</text:p>
          </table:table-cell>
          <table:table-cell office:value-type="float" office:value="374" calcext:value-type="float">
            <text:p>37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450]-[.B44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374" calcext:value-type="float">
            <text:p>37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451]-[.B45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452]-[.B45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453]-[.B45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6796" calcext:value-type="float">
            <text:p>0.006796</text:p>
          </table:table-cell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54]-[.B45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455]-[.B45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6826" calcext:value-type="float">
            <text:p>0.006826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456]-[.B45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366" calcext:value-type="float">
            <text:p>36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457]-[.B456]" office:value-type="float" office:value="0.000014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58]-[.B45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59]-[.B45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363" calcext:value-type="float">
            <text:p>36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60]-[.B45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69" calcext:value-type="float">
            <text:p>0.0069</text:p>
          </table:table-cell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461]-[.B46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462]-[.B461]" office:value-type="float" office:value="0.000014999999999998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59" calcext:value-type="float">
            <text:p>35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463]-[.B46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357" calcext:value-type="float">
            <text:p>35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64]-[.B46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355" calcext:value-type="float">
            <text:p>3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465]-[.B46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6974" calcext:value-type="float">
            <text:p>0.006974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466]-[.B465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6989" calcext:value-type="float">
            <text:p>0.006989</text:p>
          </table:table-cell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67]-[.B46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468]-[.B46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7019" calcext:value-type="float">
            <text:p>0.007019</text:p>
          </table:table-cell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469]-[.B46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7034" calcext:value-type="float">
            <text:p>0.007034</text:p>
          </table:table-cell>
          <table:table-cell office:value-type="float" office:value="347" calcext:value-type="float">
            <text:p>34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470]-[.B46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7048" calcext:value-type="float">
            <text:p>0.007048</text:p>
          </table:table-cell>
          <table:table-cell office:value-type="float" office:value="345" calcext:value-type="float">
            <text:p>34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71]-[.B47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7063" calcext:value-type="float">
            <text:p>0.007063</text:p>
          </table:table-cell>
          <table:table-cell office:value-type="float" office:value="343" calcext:value-type="float">
            <text:p>343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72]-[.B47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342" calcext:value-type="float">
            <text:p>34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473]-[.B47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7093" calcext:value-type="float">
            <text:p>0.007093</text:p>
          </table:table-cell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74]-[.B47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75]-[.B47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476]-[.B47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7137" calcext:value-type="float">
            <text:p>0.007137</text:p>
          </table:table-cell>
          <table:table-cell office:value-type="float" office:value="334" calcext:value-type="float">
            <text:p>33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477]-[.B47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478]-[.B477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479]-[.B47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328" calcext:value-type="float">
            <text:p>32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480]-[.B47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481]-[.B48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7211" calcext:value-type="float">
            <text:p>0.007211</text:p>
          </table:table-cell>
          <table:table-cell office:value-type="float" office:value="324" calcext:value-type="float">
            <text:p>32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482]-[.B48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7226" calcext:value-type="float">
            <text:p>0.007226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483]-[.B48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320" calcext:value-type="float">
            <text:p>32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84]-[.B483]" office:value-type="float" office:value="0.0000240000000000006" calcext:value-type="float">
            <text:p>0.000024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85]-[.B48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315" calcext:value-type="float">
            <text:p>31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486]-[.B48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487]-[.B486]" office:value-type="float" office:value="0.000014999999999998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310" calcext:value-type="float">
            <text:p>31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88]-[.B487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489]-[.B48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305" calcext:value-type="float">
            <text:p>30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490]-[.B48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7354" calcext:value-type="float">
            <text:p>0.007354</text:p>
          </table:table-cell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491]-[.B49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492]-[.B49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298" calcext:value-type="float">
            <text:p>29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493]-[.B49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494]-[.B49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293" calcext:value-type="float">
            <text:p>29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495]-[.B494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428" calcext:value-type="float">
            <text:p>0.007428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496]-[.B49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97]-[.B49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98]-[.B49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99]-[.B498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0]-[.B49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503" calcext:value-type="float">
            <text:p>0.00750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1]-[.B50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2]-[.B50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7532" calcext:value-type="float">
            <text:p>0.007532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3]-[.B502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4]-[.B50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505]-[.B50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577" calcext:value-type="float">
            <text:p>0.007577</text:p>
          </table:table-cell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506]-[.B505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7592" calcext:value-type="float">
            <text:p>0.007592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507]-[.B506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508]-[.B5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509]-[.B50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510]-[.B509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511]-[.B51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8" calcext:value-type="float">
            <text:p>248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512]-[.B51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7681" calcext:value-type="float">
            <text:p>0.007681</text:p>
          </table:table-cell>
          <table:table-cell office:value-type="float" office:value="246" calcext:value-type="float">
            <text:p>246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513]-[.B51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3" calcext:value-type="float">
            <text:p>24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514]-[.B513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515]-[.B514]" office:value-type="float" office:value="0.000014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B516]-[.B515]" office:value-type="float" office:value="0.0000149999999999985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B517]-[.B51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232" calcext:value-type="float">
            <text:p>23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B518]-[.B51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B519]-[.B51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226" calcext:value-type="float">
            <text:p>226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520]-[.B51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223" calcext:value-type="float">
            <text:p>223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B521]-[.B520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220" calcext:value-type="float">
            <text:p>220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B522]-[.B521]" office:value-type="float" office:value="0.0000150000000000003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217" calcext:value-type="float">
            <text:p>217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B523]-[.B52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215" calcext:value-type="float">
            <text:p>21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524]-[.B52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212" calcext:value-type="float">
            <text:p>212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B525]-[.B52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7873" calcext:value-type="float">
            <text:p>0.007873</text:p>
          </table:table-cell>
          <table:table-cell office:value-type="float" office:value="208" calcext:value-type="float">
            <text:p>208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B526]-[.B52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7888" calcext:value-type="float">
            <text:p>0.007888</text:p>
          </table:table-cell>
          <table:table-cell office:value-type="float" office:value="206" calcext:value-type="float">
            <text:p>206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B527]-[.B52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203" calcext:value-type="float">
            <text:p>203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B528]-[.B52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7917" calcext:value-type="float">
            <text:p>0.007917</text:p>
          </table:table-cell>
          <table:table-cell office:value-type="float" office:value="200" calcext:value-type="float">
            <text:p>20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B529]-[.B52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197" calcext:value-type="float">
            <text:p>197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B530]-[.B52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7947" calcext:value-type="float">
            <text:p>0.007947</text:p>
          </table:table-cell>
          <table:table-cell office:value-type="float" office:value="194" calcext:value-type="float">
            <text:p>194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531]-[.B53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191" calcext:value-type="float">
            <text:p>191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532]-[.B53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188" calcext:value-type="float">
            <text:p>188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B533]-[.B53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7992" calcext:value-type="float">
            <text:p>0.007992</text:p>
          </table:table-cell>
          <table:table-cell office:value-type="float" office:value="186" calcext:value-type="float">
            <text:p>186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534]-[.B53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8006" calcext:value-type="float">
            <text:p>0.008006</text:p>
          </table:table-cell>
          <table:table-cell office:value-type="float" office:value="183" calcext:value-type="float">
            <text:p>183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535]-[.B53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8021" calcext:value-type="float">
            <text:p>0.008021</text:p>
          </table:table-cell>
          <table:table-cell office:value-type="float" office:value="180" calcext:value-type="float">
            <text:p>180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B536]-[.B53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8036" calcext:value-type="float">
            <text:p>0.008036</text:p>
          </table:table-cell>
          <table:table-cell office:value-type="float" office:value="177" calcext:value-type="float">
            <text:p>177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B537]-[.B53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051" calcext:value-type="float">
            <text:p>0.008051</text:p>
          </table:table-cell>
          <table:table-cell office:value-type="float" office:value="174" calcext:value-type="float">
            <text:p>174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538]-[.B53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171" calcext:value-type="float">
            <text:p>171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539]-[.B53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168" calcext:value-type="float">
            <text:p>168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540]-[.B53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8095" calcext:value-type="float">
            <text:p>0.008095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B541]-[.B54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B542]-[.B54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543]-[.B54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8139" calcext:value-type="float">
            <text:p>0.008139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544]-[.B54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B545]-[.B54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546]-[.B54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8184" calcext:value-type="float">
            <text:p>0.008184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B547]-[.B54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548]-[.B54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49]-[.B54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550]-[.B54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551]-[.B55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52]-[.B55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8273" calcext:value-type="float">
            <text:p>0.008273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553]-[.B55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554]-[.B553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8303" calcext:value-type="float">
            <text:p>0.008303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555]-[.B55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8318" calcext:value-type="float">
            <text:p>0.008318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556]-[.B55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557]-[.B55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8348" calcext:value-type="float">
            <text:p>0.008348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58]-[.B55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9]-[.B55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8377" calcext:value-type="float">
            <text:p>0.00837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0]-[.B55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61]-[.B56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8407" calcext:value-type="float">
            <text:p>0.00840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2]-[.B56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63]-[.B56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8436" calcext:value-type="float">
            <text:p>0.00843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64]-[.B56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8451" calcext:value-type="float">
            <text:p>0.008451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565]-[.B56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566]-[.B56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567]-[.B566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568]-[.B567]" office:value-type="float" office:value="0.000014999999999997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569]-[.B56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8525" calcext:value-type="float">
            <text:p>0.008525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570]-[.B56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571]-[.B57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572]-[.B57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8569" calcext:value-type="float">
            <text:p>0.00856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573]-[.B57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574]-[.B57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575]-[.B57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8613" calcext:value-type="float">
            <text:p>0.008613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576]-[.B57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8629" calcext:value-type="float">
            <text:p>0.00862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577]-[.B576]" office:value-type="float" office:value="0.0000160000000000004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8643" calcext:value-type="float">
            <text:p>0.008643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578]-[.B57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579]-[.B57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580]-[.B57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8688" calcext:value-type="float">
            <text:p>0.008688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581]-[.B58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582]-[.B58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8717" calcext:value-type="float">
            <text:p>0.008717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583]-[.B58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584]-[.B583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585]-[.B58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586]-[.B58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587]-[.B58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588]-[.B587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8806" calcext:value-type="float">
            <text:p>0.008806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589]-[.B58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590]-[.B589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591]-[.B590]" office:value-type="float" office:value="0.000014999999999997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592]-[.B59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593]-[.B59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8879" calcext:value-type="float">
            <text:p>0.00887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594]-[.B59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595]-[.B59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596]-[.B59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8923" calcext:value-type="float">
            <text:p>0.00892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597]-[.B59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598]-[.B59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599]-[.B59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600]-[.B59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601]-[.B60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8997" calcext:value-type="float">
            <text:p>0.00899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602]-[.B60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9012" calcext:value-type="float">
            <text:p>0.00901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603]-[.B60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9027" calcext:value-type="float">
            <text:p>0.00902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604]-[.B603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605]-[.B60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9057" calcext:value-type="float">
            <text:p>0.009057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606]-[.B60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9071" calcext:value-type="float">
            <text:p>0.00907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607]-[.B60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608]-[.B607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9101" calcext:value-type="float">
            <text:p>0.00910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609]-[.B60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610]-[.B60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611]-[.B61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612]-[.B61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13]-[.B61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14]-[.B613]" office:value-type="float" office:value="0.000014999999999997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9189" calcext:value-type="float">
            <text:p>0.00918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615]-[.B61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9204" calcext:value-type="float">
            <text:p>0.00920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616]-[.B61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9219" calcext:value-type="float">
            <text:p>0.00921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617]-[.B61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9234" calcext:value-type="float">
            <text:p>0.00923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18]-[.B61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9248" calcext:value-type="float">
            <text:p>0.00924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619]-[.B61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9263" calcext:value-type="float">
            <text:p>0.00926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620]-[.B61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9278" calcext:value-type="float">
            <text:p>0.00927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621]-[.B62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622]-[.B62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623]-[.B62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9323" calcext:value-type="float">
            <text:p>0.00932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624]-[.B62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625]-[.B62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9352" calcext:value-type="float">
            <text:p>0.0093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626]-[.B62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9367" calcext:value-type="float">
            <text:p>0.00936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627]-[.B62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9382" calcext:value-type="float">
            <text:p>0.00938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628]-[.B62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9397" calcext:value-type="float">
            <text:p>0.00939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629]-[.B62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9412" calcext:value-type="float">
            <text:p>0.00941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630]-[.B62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9427" calcext:value-type="float">
            <text:p>0.00942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631]-[.B63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9442" calcext:value-type="float">
            <text:p>0.00944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632]-[.B63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9457" calcext:value-type="float">
            <text:p>0.0094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633]-[.B632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634]-[.B63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9486" calcext:value-type="float">
            <text:p>0.0094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635]-[.B63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636]-[.B63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37]-[.B63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9531" calcext:value-type="float">
            <text:p>0.0095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638]-[.B63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9546" calcext:value-type="float">
            <text:p>0.00954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39]-[.B638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640]-[.B639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641]-[.B64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642]-[.B64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643]-[.B642]" office:value-type="float" office:value="0.000014999999999997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9619" calcext:value-type="float">
            <text:p>0.0096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644]-[.B64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645]-[.B64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9649" calcext:value-type="float">
            <text:p>0.00964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646]-[.B64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9664" calcext:value-type="float">
            <text:p>0.00966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647]-[.B64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648]-[.B647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9693" calcext:value-type="float">
            <text:p>0.0096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649]-[.B64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650]-[.B64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651]-[.B65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652]-[.B651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653]-[.B65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654]-[.B65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655]-[.B65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656]-[.B655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9812" calcext:value-type="float">
            <text:p>0.009812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657]-[.B656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58]-[.B65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9841" calcext:value-type="float">
            <text:p>0.00984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659]-[.B65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9856" calcext:value-type="float">
            <text:p>0.009856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660]-[.B65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9871" calcext:value-type="float">
            <text:p>0.00987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61]-[.B660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9886" calcext:value-type="float">
            <text:p>0.00988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662]-[.B661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99" calcext:value-type="float">
            <text:p>0.0099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663]-[.B662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9915" calcext:value-type="float">
            <text:p>0.00991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664]-[.B663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65]-[.B664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66]-[.B665]" office:value-type="float" office:value="0.0000149999999999977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67]-[.B66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9975" calcext:value-type="float">
            <text:p>0.00997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68]-[.B66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69]-[.B668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670]-[.B669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671]-[.B670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10034" calcext:value-type="float">
            <text:p>0.010034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672]-[.B67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0049" calcext:value-type="float">
            <text:p>0.01004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73]-[.B672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674]-[.B673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675]-[.B674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76]-[.B67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677]-[.B676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10126" calcext:value-type="float">
            <text:p>0.01012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678]-[.B677]" office:value-type="float" office:value="0.0000169999999999997" calcext:value-type="float">
            <text:p>0.000017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679]-[.B678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10154" calcext:value-type="float">
            <text:p>0.01015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680]-[.B67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681]-[.B68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82]-[.B681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10195" calcext:value-type="float">
            <text:p>0.01019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683]-[.B68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684]-[.B68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685]-[.B684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686]-[.B68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687]-[.B68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688]-[.B68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689]-[.B6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690]-[.B689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10305" calcext:value-type="float">
            <text:p>0.010305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[.B691]-[.B69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10319" calcext:value-type="float">
            <text:p>0.01031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formula="of:=[.B692]-[.B69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0333" calcext:value-type="float">
            <text:p>0.01033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693]-[.B69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0347" calcext:value-type="float">
            <text:p>0.01034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694]-[.B69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0363" calcext:value-type="float">
            <text:p>0.01036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95]-[.B694]" office:value-type="float" office:value="0.0000159999999999987" calcext:value-type="float">
            <text:p>0.000016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0377" calcext:value-type="float">
            <text:p>0.0103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96]-[.B69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0391" calcext:value-type="float">
            <text:p>0.01039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697]-[.B69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0404" calcext:value-type="float">
            <text:p>0.01040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98]-[.B697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0418" calcext:value-type="float">
            <text:p>0.01041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699]-[.B69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00]-[.B69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0446" calcext:value-type="float">
            <text:p>0.01044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701]-[.B700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702]-[.B701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703]-[.B702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704]-[.B70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10501" calcext:value-type="float">
            <text:p>0.01050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705]-[.B704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10516" calcext:value-type="float">
            <text:p>0.01051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706]-[.B705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10529" calcext:value-type="float">
            <text:p>0.01052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707]-[.B706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708]-[.B7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10557" calcext:value-type="float">
            <text:p>0.010557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09]-[.B708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10571" calcext:value-type="float">
            <text:p>0.01057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10]-[.B70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10585" calcext:value-type="float">
            <text:p>0.010585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11]-[.B71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12]-[.B711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13]-[.B71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14]-[.B71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15]-[.B71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10654" calcext:value-type="float">
            <text:p>0.01065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716]-[.B71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10668" calcext:value-type="float">
            <text:p>0.010668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717]-[.B716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10682" calcext:value-type="float">
            <text:p>0.010682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718]-[.B71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10696" calcext:value-type="float">
            <text:p>0.01069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719]-[.B71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720]-[.B719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10723" calcext:value-type="float">
            <text:p>0.010723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21]-[.B720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10737" calcext:value-type="float">
            <text:p>0.010737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722]-[.B72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10751" calcext:value-type="float">
            <text:p>0.010751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723]-[.B72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0765" calcext:value-type="float">
            <text:p>0.01076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24]-[.B72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0779" calcext:value-type="float">
            <text:p>0.010779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25]-[.B724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726]-[.B72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727]-[.B726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28]-[.B727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10834" calcext:value-type="float">
            <text:p>0.010834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729]-[.B728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0848" calcext:value-type="float">
            <text:p>0.010848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730]-[.B72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31]-[.B73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32]-[.B73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152" calcext:value-type="float">
            <text:p>15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3]-[.B732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154" calcext:value-type="float">
            <text:p>15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4]-[.B73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5]-[.B73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6]-[.B735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7]-[.B736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0958" calcext:value-type="float">
            <text:p>0.010958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38]-[.B73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0972" calcext:value-type="float">
            <text:p>0.010972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39]-[.B73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0985" calcext:value-type="float">
            <text:p>0.010985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40]-[.B739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41]-[.B74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1013" calcext:value-type="float">
            <text:p>0.011013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742]-[.B74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1027" calcext:value-type="float">
            <text:p>0.011027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743]-[.B74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744]-[.B743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1054" calcext:value-type="float">
            <text:p>0.011054</text:p>
          </table:table-cell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45]-[.B744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1068" calcext:value-type="float">
            <text:p>0.011068</text:p>
          </table:table-cell>
          <table:table-cell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746]-[.B74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1082" calcext:value-type="float">
            <text:p>0.011082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747]-[.B74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48]-[.B74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49]-[.B74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1124" calcext:value-type="float">
            <text:p>0.011124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750]-[.B74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1138" calcext:value-type="float">
            <text:p>0.011138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751]-[.B75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52]-[.B751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753]-[.B75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1179" calcext:value-type="float">
            <text:p>0.011179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754]-[.B75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1193" calcext:value-type="float">
            <text:p>0.011193</text:p>
          </table:table-cell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755]-[.B75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56]-[.B755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212" calcext:value-type="float">
            <text:p>21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57]-[.B756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58]-[.B75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1248" calcext:value-type="float">
            <text:p>0.011248</text:p>
          </table:table-cell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59]-[.B75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1261" calcext:value-type="float">
            <text:p>0.011261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60]-[.B759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1275" calcext:value-type="float">
            <text:p>0.011275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61]-[.B76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225" calcext:value-type="float">
            <text:p>22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762]-[.B76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228" calcext:value-type="float">
            <text:p>22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63]-[.B76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1317" calcext:value-type="float">
            <text:p>0.011317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64]-[.B76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765]-[.B764]" office:value-type="float" office:value="0.0000130000000000026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766]-[.B765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767]-[.B76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1372" calcext:value-type="float">
            <text:p>0.011372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768]-[.B76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1385" calcext:value-type="float">
            <text:p>0.011385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69]-[.B768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14" calcext:value-type="float">
            <text:p>0.0114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770]-[.B769]" office:value-type="float" office:value="0.0000150000000000011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771]-[.B770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72]-[.B771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1441" calcext:value-type="float">
            <text:p>0.011441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773]-[.B77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1454" calcext:value-type="float">
            <text:p>0.011454</text:p>
          </table:table-cell>
          <table:table-cell office:value-type="float" office:value="254" calcext:value-type="float">
            <text:p>25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774]-[.B773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775]-[.B77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1482" calcext:value-type="float">
            <text:p>0.011482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76]-[.B77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1496" calcext:value-type="float">
            <text:p>0.011496</text:p>
          </table:table-cell>
          <table:table-cell office:value-type="float" office:value="262" calcext:value-type="float">
            <text:p>26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777]-[.B77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778]-[.B777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779]-[.B77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780]-[.B77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81]-[.B780]" office:value-type="float" office:value="0.0000130000000000026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1564" calcext:value-type="float">
            <text:p>0.011564</text:p>
          </table:table-cell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82]-[.B78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275" calcext:value-type="float">
            <text:p>2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83]-[.B78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84]-[.B783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1605" calcext:value-type="float">
            <text:p>0.011605</text:p>
          </table:table-cell>
          <table:table-cell office:value-type="float" office:value="281" calcext:value-type="float">
            <text:p>2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85]-[.B78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1619" calcext:value-type="float">
            <text:p>0.011619</text:p>
          </table:table-cell>
          <table:table-cell office:value-type="float" office:value="283" calcext:value-type="float">
            <text:p>28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786]-[.B78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87]-[.B786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788]-[.B78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789]-[.B7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1674" calcext:value-type="float">
            <text:p>0.011674</text:p>
          </table:table-cell>
          <table:table-cell office:value-type="float" office:value="291" calcext:value-type="float">
            <text:p>29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790]-[.B78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11688" calcext:value-type="float">
            <text:p>0.011688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791]-[.B79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1702" calcext:value-type="float">
            <text:p>0.011702</text:p>
          </table:table-cell>
          <table:table-cell office:value-type="float" office:value="295" calcext:value-type="float">
            <text:p>29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792]-[.B79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11716" calcext:value-type="float">
            <text:p>0.011716</text:p>
          </table:table-cell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93]-[.B79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794]-[.B793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1743" calcext:value-type="float">
            <text:p>0.011743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795]-[.B794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11757" calcext:value-type="float">
            <text:p>0.011757</text:p>
          </table:table-cell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96]-[.B79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1771" calcext:value-type="float">
            <text:p>0.011771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797]-[.B79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11785" calcext:value-type="float">
            <text:p>0.011785</text:p>
          </table:table-cell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798]-[.B79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11798" calcext:value-type="float">
            <text:p>0.011798</text:p>
          </table:table-cell>
          <table:table-cell office:value-type="float" office:value="311" calcext:value-type="float">
            <text:p>31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799]-[.B798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00]-[.B79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1826" calcext:value-type="float">
            <text:p>0.011826</text:p>
          </table:table-cell>
          <table:table-cell office:value-type="float" office:value="314" calcext:value-type="float">
            <text:p>31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801]-[.B80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316" calcext:value-type="float">
            <text:p>31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802]-[.B801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803]-[.B802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11867" calcext:value-type="float">
            <text:p>0.011867</text:p>
          </table:table-cell>
          <table:table-cell office:value-type="float" office:value="320" calcext:value-type="float">
            <text:p>32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804]-[.B803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322" calcext:value-type="float">
            <text:p>32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805]-[.B80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324" calcext:value-type="float">
            <text:p>32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806]-[.B80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325" calcext:value-type="float">
            <text:p>32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07]-[.B80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327" calcext:value-type="float">
            <text:p>32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08]-[.B8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11936" calcext:value-type="float">
            <text:p>0.011936</text:p>
          </table:table-cell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09]-[.B808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10]-[.B809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1964" calcext:value-type="float">
            <text:p>0.011964</text:p>
          </table:table-cell>
          <table:table-cell office:value-type="float" office:value="332" calcext:value-type="float">
            <text:p>33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811]-[.B810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11977" calcext:value-type="float">
            <text:p>0.011977</text:p>
          </table:table-cell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812]-[.B811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1991" calcext:value-type="float">
            <text:p>0.011991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813]-[.B81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814]-[.B81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339" calcext:value-type="float">
            <text:p>339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815]-[.B81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2033" calcext:value-type="float">
            <text:p>0.012033</text:p>
          </table:table-cell>
          <table:table-cell office:value-type="float" office:value="340" calcext:value-type="float">
            <text:p>34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816]-[.B81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2046" calcext:value-type="float">
            <text:p>0.012046</text:p>
          </table:table-cell>
          <table:table-cell office:value-type="float" office:value="343" calcext:value-type="float">
            <text:p>343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17]-[.B816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344" calcext:value-type="float">
            <text:p>34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818]-[.B817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2074" calcext:value-type="float">
            <text:p>0.012074</text:p>
          </table:table-cell>
          <table:table-cell office:value-type="float" office:value="345" calcext:value-type="float">
            <text:p>34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819]-[.B818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12087" calcext:value-type="float">
            <text:p>0.012087</text:p>
          </table:table-cell>
          <table:table-cell office:value-type="float" office:value="346" calcext:value-type="float">
            <text:p>34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820]-[.B819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12101" calcext:value-type="float">
            <text:p>0.012101</text:p>
          </table:table-cell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821]-[.B82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12115" calcext:value-type="float">
            <text:p>0.012115</text:p>
          </table:table-cell>
          <table:table-cell office:value-type="float" office:value="350" calcext:value-type="float">
            <text:p>35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822]-[.B82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2129" calcext:value-type="float">
            <text:p>0.012129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23]-[.B82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353" calcext:value-type="float">
            <text:p>35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24]-[.B82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2157" calcext:value-type="float">
            <text:p>0.012157</text:p>
          </table:table-cell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825]-[.B82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2171" calcext:value-type="float">
            <text:p>0.012171</text:p>
          </table:table-cell>
          <table:table-cell office:value-type="float" office:value="355" calcext:value-type="float">
            <text:p>35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826]-[.B82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2184" calcext:value-type="float">
            <text:p>0.012184</text:p>
          </table:table-cell>
          <table:table-cell office:value-type="float" office:value="357" calcext:value-type="float">
            <text:p>35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827]-[.B826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828]-[.B82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12212" calcext:value-type="float">
            <text:p>0.012212</text:p>
          </table:table-cell>
          <table:table-cell office:value-type="float" office:value="359" calcext:value-type="float">
            <text:p>35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829]-[.B82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12226" calcext:value-type="float">
            <text:p>0.012226</text:p>
          </table:table-cell>
          <table:table-cell office:value-type="float" office:value="361" calcext:value-type="float">
            <text:p>3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30]-[.B82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362" calcext:value-type="float">
            <text:p>362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31]-[.B830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2254" calcext:value-type="float">
            <text:p>0.012254</text:p>
          </table:table-cell>
          <table:table-cell office:value-type="float" office:value="363" calcext:value-type="float">
            <text:p>36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32]-[.B83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12268" calcext:value-type="float">
            <text:p>0.012268</text:p>
          </table:table-cell>
          <table:table-cell office:value-type="float" office:value="364" calcext:value-type="float">
            <text:p>36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33]-[.B83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12282" calcext:value-type="float">
            <text:p>0.012282</text:p>
          </table:table-cell>
          <table:table-cell office:value-type="float" office:value="365" calcext:value-type="float">
            <text:p>3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34]-[.B83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12295" calcext:value-type="float">
            <text:p>0.012295</text:p>
          </table:table-cell>
          <table:table-cell office:value-type="float" office:value="366" calcext:value-type="float">
            <text:p>36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35]-[.B834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368" calcext:value-type="float">
            <text:p>36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836]-[.B83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12323" calcext:value-type="float">
            <text:p>0.012323</text:p>
          </table:table-cell>
          <table:table-cell office:value-type="float" office:value="369" calcext:value-type="float">
            <text:p>36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837]-[.B83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369" calcext:value-type="float">
            <text:p>36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838]-[.B83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371" calcext:value-type="float">
            <text:p>37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839]-[.B838]" office:value-type="float" office:value="0.0000130000000000026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12364" calcext:value-type="float">
            <text:p>0.012364</text:p>
          </table:table-cell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840]-[.B83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373" calcext:value-type="float">
            <text:p>37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41]-[.B84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374" calcext:value-type="float">
            <text:p>3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42]-[.B841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12405" calcext:value-type="float">
            <text:p>0.012405</text:p>
          </table:table-cell>
          <table:table-cell office:value-type="float" office:value="374" calcext:value-type="float">
            <text:p>3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843]-[.B84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12419" calcext:value-type="float">
            <text:p>0.012419</text:p>
          </table:table-cell>
          <table:table-cell office:value-type="float" office:value="375" calcext:value-type="float">
            <text:p>37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844]-[.B84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12433" calcext:value-type="float">
            <text:p>0.012433</text:p>
          </table:table-cell>
          <table:table-cell office:value-type="float" office:value="376" calcext:value-type="float">
            <text:p>37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845]-[.B84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377" calcext:value-type="float">
            <text:p>37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846]-[.B84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847]-[.B846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378" calcext:value-type="float">
            <text:p>37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848]-[.B847]" office:value-type="float" office:value="0.0000149999999999994" calcext:value-type="float">
            <text:p>0.000015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12488" calcext:value-type="float">
            <text:p>0.012488</text:p>
          </table:table-cell>
          <table:table-cell office:value-type="float" office:value="379" calcext:value-type="float">
            <text:p>37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849]-[.B848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850]-[.B84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12516" calcext:value-type="float">
            <text:p>0.012516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51]-[.B85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380" calcext:value-type="float">
            <text:p>38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852]-[.B851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12543" calcext:value-type="float">
            <text:p>0.012543</text:p>
          </table:table-cell>
          <table:table-cell office:value-type="float" office:value="381" calcext:value-type="float">
            <text:p>38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853]-[.B852]" office:value-type="float" office:value="0.0000129999999999974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382" calcext:value-type="float">
            <text:p>38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854]-[.B85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12571" calcext:value-type="float">
            <text:p>0.012571</text:p>
          </table:table-cell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855]-[.B85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12585" calcext:value-type="float">
            <text:p>0.012585</text:p>
          </table:table-cell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856]-[.B85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12599" calcext:value-type="float">
            <text:p>0.012599</text:p>
          </table:table-cell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857]-[.B85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12613" calcext:value-type="float">
            <text:p>0.012613</text:p>
          </table:table-cell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858]-[.B85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2627" calcext:value-type="float">
            <text:p>0.012627</text:p>
          </table:table-cell>
          <table:table-cell office:value-type="float" office:value="384" calcext:value-type="float">
            <text:p>38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859]-[.B85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12641" calcext:value-type="float">
            <text:p>0.012641</text:p>
          </table:table-cell>
          <table:table-cell office:value-type="float" office:value="384" calcext:value-type="float">
            <text:p>38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860]-[.B85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12655" calcext:value-type="float">
            <text:p>0.012655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861]-[.B86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12668" calcext:value-type="float">
            <text:p>0.012668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862]-[.B861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863]-[.B86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12696" calcext:value-type="float">
            <text:p>0.012696</text:p>
          </table:table-cell>
          <table:table-cell office:value-type="float" office:value="385" calcext:value-type="float">
            <text:p>38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864]-[.B86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12709" calcext:value-type="float">
            <text:p>0.012709</text:p>
          </table:table-cell>
          <table:table-cell office:value-type="float" office:value="385" calcext:value-type="float">
            <text:p>38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865]-[.B864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385" calcext:value-type="float">
            <text:p>38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66]-[.B86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12737" calcext:value-type="float">
            <text:p>0.012737</text:p>
          </table:table-cell>
          <table:table-cell office:value-type="float" office:value="385" calcext:value-type="float">
            <text:p>3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867]-[.B86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12751" calcext:value-type="float">
            <text:p>0.012751</text:p>
          </table:table-cell>
          <table:table-cell office:value-type="float" office:value="385" calcext:value-type="float">
            <text:p>38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868]-[.B86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2765" calcext:value-type="float">
            <text:p>0.012765</text:p>
          </table:table-cell>
          <table:table-cell office:value-type="float" office:value="385" calcext:value-type="float">
            <text:p>38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869]-[.B868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70]-[.B869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71]-[.B87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12806" calcext:value-type="float">
            <text:p>0.012806</text:p>
          </table:table-cell>
          <table:table-cell office:value-type="float" office:value="385" calcext:value-type="float">
            <text:p>3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872]-[.B87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385" calcext:value-type="float">
            <text:p>3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873]-[.B872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74]-[.B873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875]-[.B874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2861" calcext:value-type="float">
            <text:p>0.012861</text:p>
          </table:table-cell>
          <table:table-cell office:value-type="float" office:value="384" calcext:value-type="float">
            <text:p>384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876]-[.B87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877]-[.B87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12889" calcext:value-type="float">
            <text:p>0.012889</text:p>
          </table:table-cell>
          <table:table-cell office:value-type="float" office:value="384" calcext:value-type="float">
            <text:p>38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878]-[.B87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12903" calcext:value-type="float">
            <text:p>0.012903</text:p>
          </table:table-cell>
          <table:table-cell office:value-type="float" office:value="384" calcext:value-type="float">
            <text:p>38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879]-[.B87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12916" calcext:value-type="float">
            <text:p>0.012916</text:p>
          </table:table-cell>
          <table:table-cell office:value-type="float" office:value="383" calcext:value-type="float">
            <text:p>38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880]-[.B879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382" calcext:value-type="float">
            <text:p>38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881]-[.B880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12944" calcext:value-type="float">
            <text:p>0.012944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882]-[.B881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12958" calcext:value-type="float">
            <text:p>0.012958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883]-[.B88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12971" calcext:value-type="float">
            <text:p>0.012971</text:p>
          </table:table-cell>
          <table:table-cell office:value-type="float" office:value="381" calcext:value-type="float">
            <text:p>3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884]-[.B883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12985" calcext:value-type="float">
            <text:p>0.012985</text:p>
          </table:table-cell>
          <table:table-cell office:value-type="float" office:value="380" calcext:value-type="float">
            <text:p>3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885]-[.B88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12999" calcext:value-type="float">
            <text:p>0.012999</text:p>
          </table:table-cell>
          <table:table-cell office:value-type="float" office:value="380" calcext:value-type="float">
            <text:p>38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886]-[.B88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13013" calcext:value-type="float">
            <text:p>0.013013</text:p>
          </table:table-cell>
          <table:table-cell office:value-type="float" office:value="380" calcext:value-type="float">
            <text:p>38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87]-[.B88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13027" calcext:value-type="float">
            <text:p>0.013027</text:p>
          </table:table-cell>
          <table:table-cell office:value-type="float" office:value="379" calcext:value-type="float">
            <text:p>37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888]-[.B88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378" calcext:value-type="float">
            <text:p>37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889]-[.B888]" office:value-type="float" office:value="0.0000130000000000026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13054" calcext:value-type="float">
            <text:p>0.013054</text:p>
          </table:table-cell>
          <table:table-cell office:value-type="float" office:value="377" calcext:value-type="float">
            <text:p>37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90]-[.B889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377" calcext:value-type="float">
            <text:p>37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891]-[.B89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376" calcext:value-type="float">
            <text:p>37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892]-[.B891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13095" calcext:value-type="float">
            <text:p>0.013095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893]-[.B89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13109" calcext:value-type="float">
            <text:p>0.013109</text:p>
          </table:table-cell>
          <table:table-cell office:value-type="float" office:value="375" calcext:value-type="float">
            <text:p>37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94]-[.B89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13122" calcext:value-type="float">
            <text:p>0.013122</text:p>
          </table:table-cell>
          <table:table-cell office:value-type="float" office:value="373" calcext:value-type="float">
            <text:p>37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895]-[.B894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13136" calcext:value-type="float">
            <text:p>0.013136</text:p>
          </table:table-cell>
          <table:table-cell office:value-type="float" office:value="373" calcext:value-type="float">
            <text:p>37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896]-[.B89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897]-[.B89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13164" calcext:value-type="float">
            <text:p>0.013164</text:p>
          </table:table-cell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898]-[.B89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13177" calcext:value-type="float">
            <text:p>0.013177</text:p>
          </table:table-cell>
          <table:table-cell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899]-[.B898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13191" calcext:value-type="float">
            <text:p>0.013191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900]-[.B89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3205" calcext:value-type="float">
            <text:p>0.013205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901]-[.B90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902]-[.B90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13233" calcext:value-type="float">
            <text:p>0.013233</text:p>
          </table:table-cell>
          <table:table-cell office:value-type="float" office:value="366" calcext:value-type="float">
            <text:p>36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03]-[.B90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04]-[.B90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363" calcext:value-type="float">
            <text:p>36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05]-[.B904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361" calcext:value-type="float">
            <text:p>36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06]-[.B905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13288" calcext:value-type="float">
            <text:p>0.013288</text:p>
          </table:table-cell>
          <table:table-cell office:value-type="float" office:value="361" calcext:value-type="float">
            <text:p>36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07]-[.B90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360" calcext:value-type="float">
            <text:p>36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908]-[.B90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13316" calcext:value-type="float">
            <text:p>0.013316</text:p>
          </table:table-cell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909]-[.B90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357" calcext:value-type="float">
            <text:p>35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910]-[.B909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911]-[.B910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912]-[.B91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913]-[.B91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914]-[.B913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13399" calcext:value-type="float">
            <text:p>0.013399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915]-[.B91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349" calcext:value-type="float">
            <text:p>34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916]-[.B91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13427" calcext:value-type="float">
            <text:p>0.013427</text:p>
          </table:table-cell>
          <table:table-cell office:value-type="float" office:value="347" calcext:value-type="float">
            <text:p>3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917]-[.B91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345" calcext:value-type="float">
            <text:p>34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918]-[.B917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344" calcext:value-type="float">
            <text:p>344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919]-[.B918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13468" calcext:value-type="float">
            <text:p>0.013468</text:p>
          </table:table-cell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920]-[.B91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13482" calcext:value-type="float">
            <text:p>0.013482</text:p>
          </table:table-cell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921]-[.B92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339" calcext:value-type="float">
            <text:p>33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922]-[.B92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338" calcext:value-type="float">
            <text:p>33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923]-[.B922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336" calcext:value-type="float">
            <text:p>33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924]-[.B923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13537" calcext:value-type="float">
            <text:p>0.013537</text:p>
          </table:table-cell>
          <table:table-cell office:value-type="float" office:value="335" calcext:value-type="float">
            <text:p>33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925]-[.B92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13551" calcext:value-type="float">
            <text:p>0.013551</text:p>
          </table:table-cell>
          <table:table-cell office:value-type="float" office:value="333" calcext:value-type="float">
            <text:p>33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926]-[.B92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3565" calcext:value-type="float">
            <text:p>0.013565</text:p>
          </table:table-cell>
          <table:table-cell office:value-type="float" office:value="331" calcext:value-type="float">
            <text:p>33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927]-[.B92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13578" calcext:value-type="float">
            <text:p>0.013578</text:p>
          </table:table-cell>
          <table:table-cell office:value-type="float" office:value="329" calcext:value-type="float">
            <text:p>32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928]-[.B927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328" calcext:value-type="float">
            <text:p>32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929]-[.B92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930]-[.B92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324" calcext:value-type="float">
            <text:p>32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931]-[.B930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13634" calcext:value-type="float">
            <text:p>0.013634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932]-[.B931]" office:value-type="float" office:value="0.0000139999999999967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13648" calcext:value-type="float">
            <text:p>0.013648</text:p>
          </table:table-cell>
          <table:table-cell office:value-type="float" office:value="320" calcext:value-type="float">
            <text:p>32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933]-[.B93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13662" calcext:value-type="float">
            <text:p>0.013662</text:p>
          </table:table-cell>
          <table:table-cell office:value-type="float" office:value="320" calcext:value-type="float">
            <text:p>32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934]-[.B93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13676" calcext:value-type="float">
            <text:p>0.013676</text:p>
          </table:table-cell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935]-[.B93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314" calcext:value-type="float">
            <text:p>31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936]-[.B935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937]-[.B936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13718" calcext:value-type="float">
            <text:p>0.013718</text:p>
          </table:table-cell>
          <table:table-cell office:value-type="float" office:value="310" calcext:value-type="float">
            <text:p>31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938]-[.B93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13732" calcext:value-type="float">
            <text:p>0.013732</text:p>
          </table:table-cell>
          <table:table-cell office:value-type="float" office:value="308" calcext:value-type="float">
            <text:p>30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939]-[.B93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13745" calcext:value-type="float">
            <text:p>0.013745</text:p>
          </table:table-cell>
          <table:table-cell office:value-type="float" office:value="306" calcext:value-type="float">
            <text:p>30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940]-[.B939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13759" calcext:value-type="float">
            <text:p>0.013759</text:p>
          </table:table-cell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941]-[.B94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302" calcext:value-type="float">
            <text:p>30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42]-[.B94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13787" calcext:value-type="float">
            <text:p>0.013787</text:p>
          </table:table-cell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943]-[.B94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138" calcext:value-type="float">
            <text:p>0.0138</text:p>
          </table:table-cell>
          <table:table-cell office:value-type="float" office:value="297" calcext:value-type="float">
            <text:p>29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944]-[.B943]" office:value-type="float" office:value="0.0000130000000000026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13814" calcext:value-type="float">
            <text:p>0.013814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945]-[.B944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293" calcext:value-type="float">
            <text:p>29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946]-[.B94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947]-[.B94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948]-[.B947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949]-[.B94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13883" calcext:value-type="float">
            <text:p>0.013883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950]-[.B94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13897" calcext:value-type="float">
            <text:p>0.013897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51]-[.B95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13911" calcext:value-type="float">
            <text:p>0.01391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2]-[.B95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53]-[.B95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13939" calcext:value-type="float">
            <text:p>0.01393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54]-[.B95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5]-[.B95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13966" calcext:value-type="float">
            <text:p>0.013966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56]-[.B955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957]-[.B956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13994" calcext:value-type="float">
            <text:p>0.013994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958]-[.B957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59]-[.B95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14021" calcext:value-type="float">
            <text:p>0.014021</text:p>
          </table:table-cell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960]-[.B959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14035" calcext:value-type="float">
            <text:p>0.014035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961]-[.B96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14049" calcext:value-type="float">
            <text:p>0.014049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962]-[.B96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963]-[.B962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964]-[.B96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965]-[.B964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14103" calcext:value-type="float">
            <text:p>0.014103</text:p>
          </table:table-cell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966]-[.B965]" office:value-type="float" office:value="0.0000129999999999974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14117" calcext:value-type="float">
            <text:p>0.014117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B967]-[.B966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14131" calcext:value-type="float">
            <text:p>0.014131</text:p>
          </table:table-cell>
          <table:table-cell office:value-type="float" office:value="243" calcext:value-type="float">
            <text:p>24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968]-[.B96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240" calcext:value-type="float">
            <text:p>24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969]-[.B96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14158" calcext:value-type="float">
            <text:p>0.014158</text:p>
          </table:table-cell>
          <table:table-cell office:value-type="float" office:value="237" calcext:value-type="float">
            <text:p>237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B970]-[.B969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14172" calcext:value-type="float">
            <text:p>0.014172</text:p>
          </table:table-cell>
          <table:table-cell office:value-type="float" office:value="235" calcext:value-type="float">
            <text:p>235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971]-[.B97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972]-[.B97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142" calcext:value-type="float">
            <text:p>0.0142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B973]-[.B972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14214" calcext:value-type="float">
            <text:p>0.014214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974]-[.B973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14228" calcext:value-type="float">
            <text:p>0.014228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B975]-[.B974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B976]-[.B975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220" calcext:value-type="float">
            <text:p>220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B977]-[.B976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14269" calcext:value-type="float">
            <text:p>0.014269</text:p>
          </table:table-cell>
          <table:table-cell office:value-type="float" office:value="217" calcext:value-type="float">
            <text:p>21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B978]-[.B97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215" calcext:value-type="float">
            <text:p>215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B979]-[.B97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14297" calcext:value-type="float">
            <text:p>0.014297</text:p>
          </table:table-cell>
          <table:table-cell office:value-type="float" office:value="212" calcext:value-type="float">
            <text:p>212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980]-[.B97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210" calcext:value-type="float">
            <text:p>210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B981]-[.B980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14324" calcext:value-type="float">
            <text:p>0.014324</text:p>
          </table:table-cell>
          <table:table-cell office:value-type="float" office:value="207" calcext:value-type="float">
            <text:p>207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B982]-[.B981]" office:value-type="float" office:value="0.0000130000000000009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205" calcext:value-type="float">
            <text:p>205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B983]-[.B982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202" calcext:value-type="float">
            <text:p>202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B984]-[.B983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199" calcext:value-type="float">
            <text:p>199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B985]-[.B984]" office:value-type="float" office:value="0.0000139999999999984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197" calcext:value-type="float">
            <text:p>197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B986]-[.B985]" office:value-type="float" office:value="0.0000140000000000019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14393" calcext:value-type="float">
            <text:p>0.014393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987]-[.B986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192" calcext:value-type="float">
            <text:p>192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B988]-[.B987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190" calcext:value-type="float">
            <text:p>190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B989]-[.B988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14435" calcext:value-type="float">
            <text:p>0.014435</text:p>
          </table:table-cell>
          <table:table-cell office:value-type="float" office:value="188" calcext:value-type="float">
            <text:p>188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B990]-[.B989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186" calcext:value-type="float">
            <text:p>18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B991]-[.B990]" office:value-type="float" office:value="0.0000129999999999991" calcext:value-type="float">
            <text:p>0.000013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14462" calcext:value-type="float">
            <text:p>0.014462</text:p>
          </table:table-cell>
          <table:table-cell office:value-type="float" office:value="182" calcext:value-type="float">
            <text:p>182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992]-[.B991]" office:value-type="float" office:value="0.0000140000000000001" calcext:value-type="float">
            <text:p>0.000014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14476" calcext:value-type="float">
            <text:p>0.014476</text:p>
          </table:table-cell>
          <table:table-cell office:value-type="float" office:value="180" calcext:value-type="float">
            <text:p>180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B993]-[.B992]" office:value-type="float" office:value="0.0000140000000000001" calcext:value-type="float">
            <text:p>0.000014</text:p>
          </table:table-cell>
          <table:table-cell office:value-type="string" calcext:value-type="string">
            <text:p>uS per 2 channels</text:p>
          </table:table-cell>
          <table:table-cell office:value-type="string" calcext:value-type="string">
            <text:p>uS per Channel</text:p>
          </table:table-cell>
          <table:table-cell office:value-type="string" calcext:value-type="string">
            <text:p>KSPS</text:p>
          </table:table-cell>
          <table:table-cell/>
          <table:table-cell office:value-type="string" calcext:value-type="string">
            <text:p>calculated KSP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Calculated Execution Delay in u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B994]-[.B993]" office:value-type="float" office:value="0.0000140000000000019" calcext:value-type="float">
            <text:p>0.000014</text:p>
          </table:table-cell>
          <table:table-cell table:formula="of:=[.F994]*1000000" office:value-type="float" office:value="14.0000000000019" calcext:value-type="float">
            <text:p>14</text:p>
          </table:table-cell>
          <table:table-cell table:formula="of:=[.G994]/2" office:value-type="float" office:value="7.00000000000093" calcext:value-type="float">
            <text:p>7</text:p>
          </table:table-cell>
          <table:table-cell table:formula="of:=2/[.F994]/1000" office:value-type="float" office:value="142.857142857124" calcext:value-type="float">
            <text:p>142.857142857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4]*1000000" office:value-type="float" office:value="5.625" calcext:value-type="float">
            <text:p>5.625</text:p>
          </table:table-cell>
          <table:table-cell/>
          <table:table-cell table:formula="of:=[.H994]-[.M994]" office:value-type="float" office:value="1.37500000000093" calcext:value-type="float">
            <text:p>1.37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175" calcext:value-type="float">
            <text:p>17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B995]-[.B994]" office:value-type="float" office:value="0.0000139999999999984" calcext:value-type="float">
            <text:p>0.000014</text:p>
          </table:table-cell>
          <table:table-cell table:formula="of:=[.F995]*1000000" office:value-type="float" office:value="13.9999999999984" calcext:value-type="float">
            <text:p>14</text:p>
          </table:table-cell>
          <table:table-cell table:formula="of:=[.G995]/2" office:value-type="float" office:value="6.99999999999919" calcext:value-type="float">
            <text:p>7</text:p>
          </table:table-cell>
          <table:table-cell table:formula="of:=2/[.F995]/1000" office:value-type="float" office:value="142.857142857159" calcext:value-type="float">
            <text:p>142.8571428572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5]*1000000" office:value-type="float" office:value="5.625" calcext:value-type="float">
            <text:p>5.625</text:p>
          </table:table-cell>
          <table:table-cell/>
          <table:table-cell table:formula="of:=[.H995]-[.M995]" office:value-type="float" office:value="1.37499999999919" calcext:value-type="float">
            <text:p>1.37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14517" calcext:value-type="float">
            <text:p>0.014517</text:p>
          </table:table-cell>
          <table:table-cell office:value-type="float" office:value="172" calcext:value-type="float">
            <text:p>172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B996]-[.B995]" office:value-type="float" office:value="0.0000129999999999991" calcext:value-type="float">
            <text:p>0.000013</text:p>
          </table:table-cell>
          <table:table-cell table:formula="of:=[.F996]*1000000" office:value-type="float" office:value="12.9999999999991" calcext:value-type="float">
            <text:p>13</text:p>
          </table:table-cell>
          <table:table-cell table:formula="of:=[.G996]/2" office:value-type="float" office:value="6.49999999999956" calcext:value-type="float">
            <text:p>6.5</text:p>
          </table:table-cell>
          <table:table-cell table:formula="of:=2/[.F996]/1000" office:value-type="float" office:value="153.846153846164" calcext:value-type="float">
            <text:p>153.8461538462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6]*1000000" office:value-type="float" office:value="5.625" calcext:value-type="float">
            <text:p>5.625</text:p>
          </table:table-cell>
          <table:table-cell/>
          <table:table-cell table:formula="of:=[.H996]-[.M996]" office:value-type="float" office:value="0.874999999999561" calcext:value-type="float">
            <text:p>0.87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14531" calcext:value-type="float">
            <text:p>0.014531</text:p>
          </table:table-cell>
          <table:table-cell office:value-type="float" office:value="170" calcext:value-type="float">
            <text:p>17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B997]-[.B996]" office:value-type="float" office:value="0.0000140000000000001" calcext:value-type="float">
            <text:p>0.000014</text:p>
          </table:table-cell>
          <table:table-cell table:formula="of:=[.F997]*1000000" office:value-type="float" office:value="14.0000000000001" calcext:value-type="float">
            <text:p>14</text:p>
          </table:table-cell>
          <table:table-cell table:formula="of:=[.G997]/2" office:value-type="float" office:value="7.00000000000006" calcext:value-type="float">
            <text:p>7</text:p>
          </table:table-cell>
          <table:table-cell table:formula="of:=2/[.F997]/1000" office:value-type="float" office:value="142.857142857142" calcext:value-type="float">
            <text:p>142.857142857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7]*1000000" office:value-type="float" office:value="5.625" calcext:value-type="float">
            <text:p>5.625</text:p>
          </table:table-cell>
          <table:table-cell/>
          <table:table-cell table:formula="of:=[.H997]-[.M997]" office:value-type="float" office:value="1.37500000000006" calcext:value-type="float">
            <text:p>1.37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167" calcext:value-type="float">
            <text:p>16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B998]-[.B997]" office:value-type="float" office:value="0.0000140000000000001" calcext:value-type="float">
            <text:p>0.000014</text:p>
          </table:table-cell>
          <table:table-cell table:formula="of:=[.F998]*1000000" office:value-type="float" office:value="14.0000000000001" calcext:value-type="float">
            <text:p>14</text:p>
          </table:table-cell>
          <table:table-cell table:formula="of:=[.G998]/2" office:value-type="float" office:value="7.00000000000006" calcext:value-type="float">
            <text:p>7</text:p>
          </table:table-cell>
          <table:table-cell table:formula="of:=2/[.F998]/1000" office:value-type="float" office:value="142.857142857142" calcext:value-type="float">
            <text:p>142.857142857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8]*1000000" office:value-type="float" office:value="5.625" calcext:value-type="float">
            <text:p>5.625</text:p>
          </table:table-cell>
          <table:table-cell/>
          <table:table-cell table:formula="of:=[.H998]-[.M998]" office:value-type="float" office:value="1.37500000000006" calcext:value-type="float">
            <text:p>1.37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164" calcext:value-type="float">
            <text:p>164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B999]-[.B998]" office:value-type="float" office:value="0.0000130000000000009" calcext:value-type="float">
            <text:p>0.000013</text:p>
          </table:table-cell>
          <table:table-cell table:formula="of:=[.F999]*1000000" office:value-type="float" office:value="13.0000000000009" calcext:value-type="float">
            <text:p>13</text:p>
          </table:table-cell>
          <table:table-cell table:formula="of:=[.G999]/2" office:value-type="float" office:value="6.50000000000043" calcext:value-type="float">
            <text:p>6.5</text:p>
          </table:table-cell>
          <table:table-cell table:formula="of:=2/[.F999]/1000" office:value-type="float" office:value="153.846153846144" calcext:value-type="float">
            <text:p>153.846153846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999]*1000000" office:value-type="float" office:value="5.625" calcext:value-type="float">
            <text:p>5.625</text:p>
          </table:table-cell>
          <table:table-cell/>
          <table:table-cell table:formula="of:=[.H999]-[.M999]" office:value-type="float" office:value="0.875000000000429" calcext:value-type="float">
            <text:p>0.87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162" calcext:value-type="float">
            <text:p>162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B1000]-[.B999]" office:value-type="float" office:value="0.0000140000000000001" calcext:value-type="float">
            <text:p>0.000014</text:p>
          </table:table-cell>
          <table:table-cell table:formula="of:=[.F1000]*1000000" office:value-type="float" office:value="14.0000000000001" calcext:value-type="float">
            <text:p>14</text:p>
          </table:table-cell>
          <table:table-cell table:formula="of:=[.G1000]/2" office:value-type="float" office:value="7.00000000000006" calcext:value-type="float">
            <text:p>7</text:p>
          </table:table-cell>
          <table:table-cell table:formula="of:=2/[.F1000]/1000" office:value-type="float" office:value="142.857142857142" calcext:value-type="float">
            <text:p>142.857142857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1000]*1000000" office:value-type="float" office:value="5.625" calcext:value-type="float">
            <text:p>5.625</text:p>
          </table:table-cell>
          <table:table-cell/>
          <table:table-cell table:formula="of:=[.H1000]-[.M1000]" office:value-type="float" office:value="1.37500000000006" calcext:value-type="float">
            <text:p>1.375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1000]*1000" office:value-type="float" office:value="14.572" calcext:value-type="float">
            <text:p>14.572</text:p>
          </table:table-cell>
          <table:table-cell table:number-columns-repeated="3"/>
          <table:table-cell table:formula="of:=AVERAGE([.F1:.F1000])" office:value-type="float" office:value="0.0000145485485485485" calcext:value-type="float">
            <text:p>1.45485485485485E-05</text:p>
          </table:table-cell>
          <table:table-cell table:formula="of:=[.F1004]*1000000" office:value-type="float" office:value="14.5485485485485" calcext:value-type="float">
            <text:p>14.5485485485</text:p>
          </table:table-cell>
          <table:table-cell table:formula="of:=[.G1004]/2" office:value-type="float" office:value="7.27427427427427" calcext:value-type="float">
            <text:p>7.2742742743</text:p>
          </table:table-cell>
          <table:table-cell table:formula="of:=2/[.F1004]/1000" office:value-type="float" office:value="137.4707582221" calcext:value-type="float">
            <text:p>137.4707582221</text:p>
          </table:table-cell>
          <table:table-cell/>
          <table:table-cell table:formula="of:=3200000/18/1000" office:value-type="float" office:value="177.777777777778" calcext:value-type="float">
            <text:p>177.7777777778</text:p>
          </table:table-cell>
          <table:table-cell table:formula="of:=18/3200000" office:value-type="float" office:value="0.000005625" calcext:value-type="float">
            <text:p>0.000005625</text:p>
          </table:table-cell>
          <table:table-cell table:formula="of:=[.L1004]*1000000" office:value-type="float" office:value="5.625" calcext:value-type="float">
            <text:p>5.625</text:p>
          </table:table-cell>
          <table:table-cell/>
          <table:table-cell table:formula="of:=[.H1004]-[.M1004]" office:value-type="float" office:value="1.64927427427427" calcext:value-type="float">
            <text:p>1.6492742743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0:44:26.257557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1:03:26.637740053</dc:date>
    <meta:editing-duration>PT10M11S</meta:editing-duration>
    <meta:editing-cycles>4</meta:editing-cycles>
    <meta:generator>LibreOffice/5.1.3.2$Linux_X86_64 LibreOffice_project/10m0$Build-2</meta:generator>
    <meta:document-statistic meta:table-count="1" meta:cell-count="50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56cm" svg:height="16.275cm" xlink:href=".." xlink:type="simple" chart:class="chart:scatter" chart:style-name="ch1">
        <chart:legend chart:legend-position="end" svg:x="31.324cm" svg:y="7.527cm" style:legend-expansion="high" chart:style-name="ch2"/>
        <chart:plot-area chart:style-name="ch3" table:cell-range-address="cData.B1:cData.D1000" svg:x="0.685cm" svg:y="0.325cm" svg:width="29.954cm" svg:height="15.625cm">
          <chartooo:coordinate-region svg:x="1.571cm" svg:y="0.555cm" svg:width="28.59cm" svg:height="14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ata.C1:cData.C1000" chart:class="chart:scatter">
            <chart:domain table:cell-range-address="cData.B1:cData.B1000"/>
            <chart:data-point chart:repeated="1000"/>
          </chart:series>
          <chart:series chart:style-name="ch7" chart:values-cell-range-address="cData.D1:cData.D1000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8">
                <text:p>0.000038</text:p>
                <draw:g>
                  <svg:desc>cData.B1:cData.B1000</svg:desc>
                </draw:g>
              </table:table-cell>
              <table:table-cell office:value-type="float" office:value="384">
                <text:p>384</text:p>
                <draw:g>
                  <svg:desc>cData.C1:cData.C1000</svg:desc>
                </draw:g>
              </table:table-cell>
              <table:table-cell office:value-type="float" office:value="51">
                <text:p>51</text:p>
                <draw:g>
                  <svg:desc>cData.D1:c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  <table:table-cell office:value-type="float" office:value="384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">
                <text:p>0.000069</text:p>
              </table:table-cell>
              <table:table-cell office:value-type="float" office:value="384">
                <text:p>3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4">
                <text:p>0.000084</text:p>
              </table:table-cell>
              <table:table-cell office:value-type="float" office:value="384">
                <text:p>3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9">
                <text:p>0.000099</text:p>
              </table:table-cell>
              <table:table-cell office:value-type="float" office:value="384">
                <text:p>3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4">
                <text:p>0.000114</text:p>
              </table:table-cell>
              <table:table-cell office:value-type="float" office:value="384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29">
                <text:p>0.000129</text:p>
              </table:table-cell>
              <table:table-cell office:value-type="float" office:value="387">
                <text:p>3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44">
                <text:p>0.000144</text:p>
              </table:table-cell>
              <table:table-cell office:value-type="float" office:value="387">
                <text:p>3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59">
                <text:p>0.000159</text:p>
              </table:table-cell>
              <table:table-cell office:value-type="float" office:value="385">
                <text:p>3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74">
                <text:p>0.000174</text:p>
              </table:table-cell>
              <table:table-cell office:value-type="float" office:value="385">
                <text:p>3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89">
                <text:p>0.000189</text:p>
              </table:table-cell>
              <table:table-cell office:value-type="float" office:value="385">
                <text:p>3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04">
                <text:p>0.000204</text:p>
              </table:table-cell>
              <table:table-cell office:value-type="float" office:value="385">
                <text:p>3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19">
                <text:p>0.000219</text:p>
              </table:table-cell>
              <table:table-cell office:value-type="float" office:value="385">
                <text:p>3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34">
                <text:p>0.000234</text:p>
              </table:table-cell>
              <table:table-cell office:value-type="float" office:value="385">
                <text:p>3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49">
                <text:p>0.000249</text:p>
              </table:table-cell>
              <table:table-cell office:value-type="float" office:value="385">
                <text:p>3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4">
                <text:p>0.000264</text:p>
              </table:table-cell>
              <table:table-cell office:value-type="float" office:value="385">
                <text:p>3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79">
                <text:p>0.000279</text:p>
              </table:table-cell>
              <table:table-cell office:value-type="float" office:value="384">
                <text:p>3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94">
                <text:p>0.000294</text:p>
              </table:table-cell>
              <table:table-cell office:value-type="float" office:value="384">
                <text:p>3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09">
                <text:p>0.000309</text:p>
              </table:table-cell>
              <table:table-cell office:value-type="float" office:value="385">
                <text:p>3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24">
                <text:p>0.000324</text:p>
              </table:table-cell>
              <table:table-cell office:value-type="float" office:value="383">
                <text:p>3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39">
                <text:p>0.000339</text:p>
              </table:table-cell>
              <table:table-cell office:value-type="float" office:value="383">
                <text:p>3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54">
                <text:p>0.000354</text:p>
              </table:table-cell>
              <table:table-cell office:value-type="float" office:value="382">
                <text:p>3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7">
                <text:p>0.00037</text:p>
              </table:table-cell>
              <table:table-cell office:value-type="float" office:value="382">
                <text:p>3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85">
                <text:p>0.000385</text:p>
              </table:table-cell>
              <table:table-cell office:value-type="float" office:value="381">
                <text:p>3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">
                <text:p>0.0004</text:p>
              </table:table-cell>
              <table:table-cell office:value-type="float" office:value="381">
                <text:p>3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15">
                <text:p>0.000415</text:p>
              </table:table-cell>
              <table:table-cell office:value-type="float" office:value="380">
                <text:p>3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3">
                <text:p>0.00043</text:p>
              </table:table-cell>
              <table:table-cell office:value-type="float" office:value="379">
                <text:p>3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45">
                <text:p>0.000445</text:p>
              </table:table-cell>
              <table:table-cell office:value-type="float" office:value="378">
                <text:p>3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6">
                <text:p>0.00046</text:p>
              </table:table-cell>
              <table:table-cell office:value-type="float" office:value="377">
                <text:p>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75">
                <text:p>0.000475</text:p>
              </table:table-cell>
              <table:table-cell office:value-type="float" office:value="376">
                <text:p>3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9">
                <text:p>0.00049</text:p>
              </table:table-cell>
              <table:table-cell office:value-type="float" office:value="376">
                <text:p>3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05">
                <text:p>0.000505</text:p>
              </table:table-cell>
              <table:table-cell office:value-type="float" office:value="375">
                <text:p>3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2">
                <text:p>0.00052</text:p>
              </table:table-cell>
              <table:table-cell office:value-type="float" office:value="374">
                <text:p>3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35">
                <text:p>0.000535</text:p>
              </table:table-cell>
              <table:table-cell office:value-type="float" office:value="373">
                <text:p>3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5">
                <text:p>0.00055</text:p>
              </table:table-cell>
              <table:table-cell office:value-type="float" office:value="372">
                <text:p>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65">
                <text:p>0.000565</text:p>
              </table:table-cell>
              <table:table-cell office:value-type="float" office:value="371">
                <text:p>3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8">
                <text:p>0.00058</text:p>
              </table:table-cell>
              <table:table-cell office:value-type="float" office:value="370">
                <text:p>3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95">
                <text:p>0.000595</text:p>
              </table:table-cell>
              <table:table-cell office:value-type="float" office:value="368">
                <text:p>3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1">
                <text:p>0.00061</text:p>
              </table:table-cell>
              <table:table-cell office:value-type="float" office:value="367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25">
                <text:p>0.000625</text:p>
              </table:table-cell>
              <table:table-cell office:value-type="float" office:value="366">
                <text:p>3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39">
                <text:p>0.000639</text:p>
              </table:table-cell>
              <table:table-cell office:value-type="float" office:value="364">
                <text:p>3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54">
                <text:p>0.000654</text:p>
              </table:table-cell>
              <table:table-cell office:value-type="float" office:value="363">
                <text:p>3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669">
                <text:p>0.000669</text:p>
              </table:table-cell>
              <table:table-cell office:value-type="float" office:value="362">
                <text:p>3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84">
                <text:p>0.000684</text:p>
              </table:table-cell>
              <table:table-cell office:value-type="float" office:value="361">
                <text:p>3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">
                <text:p>0.0007</text:p>
              </table:table-cell>
              <table:table-cell office:value-type="float" office:value="360">
                <text:p>3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15">
                <text:p>0.000715</text:p>
              </table:table-cell>
              <table:table-cell office:value-type="float" office:value="358">
                <text:p>3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73">
                <text:p>0.00073</text:p>
              </table:table-cell>
              <table:table-cell office:value-type="float" office:value="356">
                <text:p>3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45">
                <text:p>0.000745</text:p>
              </table:table-cell>
              <table:table-cell office:value-type="float" office:value="355">
                <text:p>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6">
                <text:p>0.00076</text:p>
              </table:table-cell>
              <table:table-cell office:value-type="float" office:value="353">
                <text:p>3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775">
                <text:p>0.000775</text:p>
              </table:table-cell>
              <table:table-cell office:value-type="float" office:value="351">
                <text:p>3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79">
                <text:p>0.00079</text:p>
              </table:table-cell>
              <table:table-cell office:value-type="float" office:value="349">
                <text:p>3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04">
                <text:p>0.000804</text:p>
              </table:table-cell>
              <table:table-cell office:value-type="float" office:value="348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19">
                <text:p>0.000819</text:p>
              </table:table-cell>
              <table:table-cell office:value-type="float" office:value="346">
                <text:p>3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34">
                <text:p>0.000834</text:p>
              </table:table-cell>
              <table:table-cell office:value-type="float" office:value="345">
                <text:p>3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849">
                <text:p>0.000849</text:p>
              </table:table-cell>
              <table:table-cell office:value-type="float" office:value="343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864">
                <text:p>0.000864</text:p>
              </table:table-cell>
              <table:table-cell office:value-type="float" office:value="341">
                <text:p>3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79">
                <text:p>0.000879</text:p>
              </table:table-cell>
              <table:table-cell office:value-type="float" office:value="339">
                <text:p>3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894">
                <text:p>0.000894</text:p>
              </table:table-cell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909">
                <text:p>0.000909</text:p>
              </table:table-cell>
              <table:table-cell office:value-type="float" office:value="335">
                <text:p>3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24">
                <text:p>0.000924</text:p>
              </table:table-cell>
              <table:table-cell office:value-type="float" office:value="334">
                <text:p>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939">
                <text:p>0.000939</text:p>
              </table:table-cell>
              <table:table-cell office:value-type="float" office:value="332">
                <text:p>3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54">
                <text:p>0.000954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969">
                <text:p>0.000969</text:p>
              </table:table-cell>
              <table:table-cell office:value-type="float" office:value="328">
                <text:p>3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984">
                <text:p>0.000984</text:p>
              </table:table-cell>
              <table:table-cell office:value-type="float" office:value="326">
                <text:p>3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999">
                <text:p>0.000999</text:p>
              </table:table-cell>
              <table:table-cell office:value-type="float" office:value="324">
                <text:p>3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14">
                <text:p>0.001014</text:p>
              </table:table-cell>
              <table:table-cell office:value-type="float" office:value="321">
                <text:p>3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3">
                <text:p>0.00103</text:p>
              </table:table-cell>
              <table:table-cell office:value-type="float" office:value="319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45">
                <text:p>0.001045</text:p>
              </table:table-cell>
              <table:table-cell office:value-type="float" office:value="316">
                <text:p>3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6">
                <text:p>0.00106</text:p>
              </table:table-cell>
              <table:table-cell office:value-type="float" office:value="313">
                <text:p>3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75">
                <text:p>0.001075</text:p>
              </table:table-cell>
              <table:table-cell office:value-type="float" office:value="311">
                <text:p>3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9">
                <text:p>0.00109</text:p>
              </table:table-cell>
              <table:table-cell office:value-type="float" office:value="308">
                <text:p>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105">
                <text:p>0.001105</text:p>
              </table:table-cell>
              <table:table-cell office:value-type="float" office:value="306">
                <text:p>3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12">
                <text:p>0.00112</text:p>
              </table:table-cell>
              <table:table-cell office:value-type="float" office:value="303">
                <text:p>3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135">
                <text:p>0.001135</text:p>
              </table:table-cell>
              <table:table-cell office:value-type="float" office:value="301">
                <text:p>3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15">
                <text:p>0.00115</text:p>
              </table:table-cell>
              <table:table-cell office:value-type="float" office:value="298">
                <text:p>2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165">
                <text:p>0.001165</text:p>
              </table:table-cell>
              <table:table-cell office:value-type="float" office:value="296">
                <text:p>2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8">
                <text:p>0.00118</text:p>
              </table:table-cell>
              <table:table-cell office:value-type="float" office:value="293">
                <text:p>2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195">
                <text:p>0.001195</text:p>
              </table:table-cell>
              <table:table-cell office:value-type="float" office:value="291">
                <text:p>2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1">
                <text:p>0.00121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225">
                <text:p>0.001225</text:p>
              </table:table-cell>
              <table:table-cell office:value-type="float" office:value="287">
                <text:p>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24">
                <text:p>0.00124</text:p>
              </table:table-cell>
              <table:table-cell office:value-type="float" office:value="284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255">
                <text:p>0.001255</text:p>
              </table:table-cell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27">
                <text:p>0.00127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85">
                <text:p>0.001285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3">
                <text:p>0.0013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315">
                <text:p>0.001315</text:p>
              </table:table-cell>
              <table:table-cell office:value-type="float" office:value="271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33">
                <text:p>0.00133</text:p>
              </table:table-cell>
              <table:table-cell office:value-type="float" office:value="269">
                <text:p>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45">
                <text:p>0.001345</text:p>
              </table:table-cell>
              <table:table-cell office:value-type="float" office:value="266">
                <text:p>2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359">
                <text:p>0.001359</text:p>
              </table:table-cell>
              <table:table-cell office:value-type="float" office:value="263">
                <text:p>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74">
                <text:p>0.001374</text:p>
              </table:table-cell>
              <table:table-cell office:value-type="float" office:value="260">
                <text:p>2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39">
                <text:p>0.00139</text:p>
              </table:table-cell>
              <table:table-cell office:value-type="float" office:value="257">
                <text:p>2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405">
                <text:p>0.001405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42">
                <text:p>0.00142</text:p>
              </table:table-cell>
              <table:table-cell office:value-type="float" office:value="252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35">
                <text:p>0.001435</text:p>
              </table:table-cell>
              <table:table-cell office:value-type="float" office:value="248">
                <text:p>2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5">
                <text:p>0.00145</text:p>
              </table:table-cell>
              <table:table-cell office:value-type="float" office:value="246">
                <text:p>2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464">
                <text:p>0.001464</text:p>
              </table:table-cell>
              <table:table-cell office:value-type="float" office:value="243">
                <text:p>2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48">
                <text:p>0.00148</text:p>
              </table:table-cell>
              <table:table-cell office:value-type="float" office:value="241">
                <text:p>2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94">
                <text:p>0.001494</text:p>
              </table:table-cell>
              <table:table-cell office:value-type="float" office:value="238">
                <text:p>2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509">
                <text:p>0.001509</text:p>
              </table:table-cell>
              <table:table-cell office:value-type="float" office:value="235">
                <text:p>23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524">
                <text:p>0.001524</text:p>
              </table:table-cell>
              <table:table-cell office:value-type="float" office:value="232">
                <text:p>23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539">
                <text:p>0.001539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554">
                <text:p>0.001554</text:p>
              </table:table-cell>
              <table:table-cell office:value-type="float" office:value="226">
                <text:p>2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569">
                <text:p>0.001569</text:p>
              </table:table-cell>
              <table:table-cell office:value-type="float" office:value="223">
                <text:p>22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584">
                <text:p>0.001584</text:p>
              </table:table-cell>
              <table:table-cell office:value-type="float" office:value="221">
                <text:p>22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99">
                <text:p>0.001599</text:p>
              </table:table-cell>
              <table:table-cell office:value-type="float" office:value="218">
                <text:p>2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614">
                <text:p>0.001614</text:p>
              </table:table-cell>
              <table:table-cell office:value-type="float" office:value="215">
                <text:p>21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629">
                <text:p>0.001629</text:p>
              </table:table-cell>
              <table:table-cell office:value-type="float" office:value="212">
                <text:p>21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643">
                <text:p>0.001643</text:p>
              </table:table-cell>
              <table:table-cell office:value-type="float" office:value="209">
                <text:p>20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658">
                <text:p>0.001658</text:p>
              </table:table-cell>
              <table:table-cell office:value-type="float" office:value="206">
                <text:p>20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673">
                <text:p>0.001673</text:p>
              </table:table-cell>
              <table:table-cell office:value-type="float" office:value="203">
                <text:p>20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688">
                <text:p>0.001688</text:p>
              </table:table-cell>
              <table:table-cell office:value-type="float" office:value="200">
                <text:p>2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703">
                <text:p>0.001703</text:p>
              </table:table-cell>
              <table:table-cell office:value-type="float" office:value="197">
                <text:p>19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718">
                <text:p>0.001718</text:p>
              </table:table-cell>
              <table:table-cell office:value-type="float" office:value="195">
                <text:p>19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733">
                <text:p>0.001733</text:p>
              </table:table-cell>
              <table:table-cell office:value-type="float" office:value="192">
                <text:p>19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748">
                <text:p>0.001748</text:p>
              </table:table-cell>
              <table:table-cell office:value-type="float" office:value="190">
                <text:p>19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763">
                <text:p>0.001763</text:p>
              </table:table-cell>
              <table:table-cell office:value-type="float" office:value="187">
                <text:p>18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778">
                <text:p>0.001778</text:p>
              </table:table-cell>
              <table:table-cell office:value-type="float" office:value="184">
                <text:p>18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93">
                <text:p>0.001793</text:p>
              </table:table-cell>
              <table:table-cell office:value-type="float" office:value="180">
                <text:p>1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808">
                <text:p>0.001808</text:p>
              </table:table-cell>
              <table:table-cell office:value-type="float" office:value="177">
                <text:p>17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823">
                <text:p>0.001823</text:p>
              </table:table-cell>
              <table:table-cell office:value-type="float" office:value="175">
                <text:p>1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838">
                <text:p>0.001838</text:p>
              </table:table-cell>
              <table:table-cell office:value-type="float" office:value="172">
                <text:p>17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53">
                <text:p>0.001853</text:p>
              </table:table-cell>
              <table:table-cell office:value-type="float" office:value="168">
                <text:p>16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868">
                <text:p>0.001868</text:p>
              </table:table-cell>
              <table:table-cell office:value-type="float" office:value="166">
                <text:p>16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83">
                <text:p>0.001883</text:p>
              </table:table-cell>
              <table:table-cell office:value-type="float" office:value="163">
                <text:p>16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898">
                <text:p>0.001898</text:p>
              </table:table-cell>
              <table:table-cell office:value-type="float" office:value="160">
                <text:p>1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913">
                <text:p>0.001913</text:p>
              </table:table-cell>
              <table:table-cell office:value-type="float" office:value="157">
                <text:p>15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928">
                <text:p>0.001928</text:p>
              </table:table-cell>
              <table:table-cell office:value-type="float" office:value="154">
                <text:p>15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943">
                <text:p>0.001943</text:p>
              </table:table-cell>
              <table:table-cell office:value-type="float" office:value="151">
                <text:p>1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958">
                <text:p>0.001958</text:p>
              </table:table-cell>
              <table:table-cell office:value-type="float" office:value="148">
                <text:p>14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973">
                <text:p>0.001973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88">
                <text:p>0.001988</text:p>
              </table:table-cell>
              <table:table-cell office:value-type="float" office:value="143">
                <text:p>1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03">
                <text:p>0.002003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018">
                <text:p>0.002018</text:p>
              </table:table-cell>
              <table:table-cell office:value-type="float" office:value="137">
                <text:p>1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033">
                <text:p>0.002033</text:p>
              </table:table-cell>
              <table:table-cell office:value-type="float" office:value="135">
                <text:p>1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048">
                <text:p>0.002048</text:p>
              </table:table-cell>
              <table:table-cell office:value-type="float" office:value="132">
                <text:p>1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063">
                <text:p>0.002063</text:p>
              </table:table-cell>
              <table:table-cell office:value-type="float" office:value="129">
                <text:p>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079">
                <text:p>0.002079</text:p>
              </table:table-cell>
              <table:table-cell office:value-type="float" office:value="126">
                <text:p>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093">
                <text:p>0.002093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108">
                <text:p>0.002108</text:p>
              </table:table-cell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123">
                <text:p>0.002123</text:p>
              </table:table-cell>
              <table:table-cell office:value-type="float" office:value="118">
                <text:p>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138">
                <text:p>0.002138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153">
                <text:p>0.002153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168">
                <text:p>0.002168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183">
                <text:p>0.002183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198">
                <text:p>0.002198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213">
                <text:p>0.002213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228">
                <text:p>0.002228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243">
                <text:p>0.002243</text:p>
              </table:table-cell>
              <table:table-cell office:value-type="float" office:value="96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58">
                <text:p>0.002258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273">
                <text:p>0.002273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288">
                <text:p>0.002288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303">
                <text:p>0.002303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318">
                <text:p>0.002318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333">
                <text:p>0.002333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348">
                <text:p>0.002348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362">
                <text:p>0.002362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377">
                <text:p>0.002377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392">
                <text:p>0.002392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407">
                <text:p>0.002407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23">
                <text:p>0.002423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438">
                <text:p>0.002438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453">
                <text:p>0.002453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468">
                <text:p>0.00246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483">
                <text:p>0.002483</text:p>
              </table:table-cell>
              <table:table-cell office:value-type="float" office:value="59">
                <text:p>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98">
                <text:p>0.002498</text:p>
              </table:table-cell>
              <table:table-cell office:value-type="float" office:value="57">
                <text:p>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513">
                <text:p>0.002513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528">
                <text:p>0.002528</text:p>
              </table:table-cell>
              <table:table-cell office:value-type="float" office:value="52">
                <text:p>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543">
                <text:p>0.002543</text:p>
              </table:table-cell>
              <table:table-cell office:value-type="float" office:value="51">
                <text:p>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558">
                <text:p>0.00255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573">
                <text:p>0.002573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588">
                <text:p>0.002588</text:p>
              </table:table-cell>
              <table:table-cell office:value-type="float" office:value="45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602">
                <text:p>0.002602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18">
                <text:p>0.002618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632">
                <text:p>0.002632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647">
                <text:p>0.002647</text:p>
              </table:table-cell>
              <table:table-cell office:value-type="float" office:value="38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662">
                <text:p>0.002662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677">
                <text:p>0.002677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692">
                <text:p>0.002692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707">
                <text:p>0.002707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722">
                <text:p>0.002722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737">
                <text:p>0.002737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752">
                <text:p>0.002752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767">
                <text:p>0.002767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782">
                <text:p>0.002782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797">
                <text:p>0.002797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812">
                <text:p>0.002812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827">
                <text:p>0.002827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842">
                <text:p>0.002842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56">
                <text:p>0.002856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871">
                <text:p>0.00287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886">
                <text:p>0.002886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902">
                <text:p>0.002902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16">
                <text:p>0.002916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932">
                <text:p>0.002932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947">
                <text:p>0.002947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961">
                <text:p>0.002961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977">
                <text:p>0.002977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92">
                <text:p>0.00299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006">
                <text:p>0.003006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021">
                <text:p>0.003021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036">
                <text:p>0.003036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051">
                <text:p>0.003051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066">
                <text:p>0.003066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081">
                <text:p>0.003081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096">
                <text:p>0.00309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112">
                <text:p>0.003112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127">
                <text:p>0.00312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141">
                <text:p>0.003141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156">
                <text:p>0.00315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171">
                <text:p>0.003171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186">
                <text:p>0.003186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201">
                <text:p>0.003201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216">
                <text:p>0.003216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231">
                <text:p>0.003231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246">
                <text:p>0.0032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26">
                <text:p>0.00326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275">
                <text:p>0.003275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29">
                <text:p>0.0032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305">
                <text:p>0.003305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32">
                <text:p>0.0033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335">
                <text:p>0.003335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35">
                <text:p>0.00335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365">
                <text:p>0.00336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38">
                <text:p>0.00338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395">
                <text:p>0.00339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41">
                <text:p>0.0034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425">
                <text:p>0.00342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44">
                <text:p>0.00344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455">
                <text:p>0.00345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47">
                <text:p>0.0034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485">
                <text:p>0.00348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5">
                <text:p>0.0035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15">
                <text:p>0.003515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53">
                <text:p>0.00353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545">
                <text:p>0.003545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56">
                <text:p>0.00356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575">
                <text:p>0.00357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59">
                <text:p>0.00359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605">
                <text:p>0.003605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62">
                <text:p>0.0036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635">
                <text:p>0.003635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65">
                <text:p>0.00365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665">
                <text:p>0.003665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68">
                <text:p>0.00368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695">
                <text:p>0.003695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71">
                <text:p>0.00371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725">
                <text:p>0.003725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739">
                <text:p>0.003739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754">
                <text:p>0.003754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769">
                <text:p>0.003769</text:p>
              </table:table-cell>
              <table:table-cell office:value-type="float" office:value="18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784">
                <text:p>0.003784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8">
                <text:p>0.003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815">
                <text:p>0.003815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83">
                <text:p>0.00383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45">
                <text:p>0.003845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86">
                <text:p>0.00386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875">
                <text:p>0.003875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89">
                <text:p>0.00389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905">
                <text:p>0.003905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92">
                <text:p>0.00392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935">
                <text:p>0.003935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95">
                <text:p>0.0039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965">
                <text:p>0.003965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98">
                <text:p>0.00398</text:p>
              </table:table-cell>
              <table:table-cell office:value-type="float" office:value="40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995">
                <text:p>0.003995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401">
                <text:p>0.00401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025">
                <text:p>0.004025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039">
                <text:p>0.00403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4054">
                <text:p>0.00405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069">
                <text:p>0.004069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4084">
                <text:p>0.004084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4099">
                <text:p>0.00409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4114">
                <text:p>0.004114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4128">
                <text:p>0.004128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144">
                <text:p>0.004144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416">
                <text:p>0.00416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4174">
                <text:p>0.004174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189">
                <text:p>0.00418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4204">
                <text:p>0.004204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219">
                <text:p>0.004219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234">
                <text:p>0.004234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248">
                <text:p>0.004248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263">
                <text:p>0.004263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278">
                <text:p>0.004278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4293">
                <text:p>0.004293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308">
                <text:p>0.004308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323">
                <text:p>0.004323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338">
                <text:p>0.004338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352">
                <text:p>0.004352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367">
                <text:p>0.004367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382">
                <text:p>0.004382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397">
                <text:p>0.004397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411">
                <text:p>0.004411</text:p>
              </table:table-cell>
              <table:table-cell office:value-type="float" office:value="106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426">
                <text:p>0.004426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441">
                <text:p>0.004441</text:p>
              </table:table-cell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456">
                <text:p>0.004456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471">
                <text:p>0.004471</text:p>
              </table:table-cell>
              <table:table-cell office:value-type="float" office:value="117">
                <text:p>1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486">
                <text:p>0.004486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501">
                <text:p>0.004501</text:p>
              </table:table-cell>
              <table:table-cell office:value-type="float" office:value="122">
                <text:p>1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515">
                <text:p>0.004515</text:p>
              </table:table-cell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453">
                <text:p>0.00453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4545">
                <text:p>0.004545</text:p>
              </table:table-cell>
              <table:table-cell office:value-type="float" office:value="131">
                <text:p>1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56">
                <text:p>0.00456</text:p>
              </table:table-cell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4574">
                <text:p>0.004574</text:p>
              </table:table-cell>
              <table:table-cell office:value-type="float" office:value="136">
                <text:p>1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4589">
                <text:p>0.004589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4604">
                <text:p>0.004604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4619">
                <text:p>0.004619</text:p>
              </table:table-cell>
              <table:table-cell office:value-type="float" office:value="145">
                <text:p>1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633">
                <text:p>0.004633</text:p>
              </table:table-cell>
              <table:table-cell office:value-type="float" office:value="147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648">
                <text:p>0.004648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663">
                <text:p>0.004663</text:p>
              </table:table-cell>
              <table:table-cell office:value-type="float" office:value="153">
                <text:p>1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677">
                <text:p>0.004677</text:p>
              </table:table-cell>
              <table:table-cell office:value-type="float" office:value="156">
                <text:p>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692">
                <text:p>0.004692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707">
                <text:p>0.004707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722">
                <text:p>0.004722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737">
                <text:p>0.004737</text:p>
              </table:table-cell>
              <table:table-cell office:value-type="float" office:value="169">
                <text:p>1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751">
                <text:p>0.004751</text:p>
              </table:table-cell>
              <table:table-cell office:value-type="float" office:value="171">
                <text:p>1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766">
                <text:p>0.004766</text:p>
              </table:table-cell>
              <table:table-cell office:value-type="float" office:value="174">
                <text:p>1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781">
                <text:p>0.004781</text:p>
              </table:table-cell>
              <table:table-cell office:value-type="float" office:value="177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795">
                <text:p>0.004795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81">
                <text:p>0.00481</text:p>
              </table:table-cell>
              <table:table-cell office:value-type="float" office:value="183">
                <text:p>1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825">
                <text:p>0.004825</text:p>
              </table:table-cell>
              <table:table-cell office:value-type="float" office:value="185">
                <text:p>1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84">
                <text:p>0.00484</text:p>
              </table:table-cell>
              <table:table-cell office:value-type="float" office:value="188">
                <text:p>1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855">
                <text:p>0.004855</text:p>
              </table:table-cell>
              <table:table-cell office:value-type="float" office:value="191">
                <text:p>1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87">
                <text:p>0.00487</text:p>
              </table:table-cell>
              <table:table-cell office:value-type="float" office:value="193">
                <text:p>19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884">
                <text:p>0.004884</text:p>
              </table:table-cell>
              <table:table-cell office:value-type="float" office:value="196">
                <text:p>1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899">
                <text:p>0.004899</text:p>
              </table:table-cell>
              <table:table-cell office:value-type="float" office:value="199">
                <text:p>1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914">
                <text:p>0.004914</text:p>
              </table:table-cell>
              <table:table-cell office:value-type="float" office:value="203">
                <text:p>2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929">
                <text:p>0.004929</text:p>
              </table:table-cell>
              <table:table-cell office:value-type="float" office:value="206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944">
                <text:p>0.004944</text:p>
              </table:table-cell>
              <table:table-cell office:value-type="float" office:value="208">
                <text:p>2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958">
                <text:p>0.004958</text:p>
              </table:table-cell>
              <table:table-cell office:value-type="float" office:value="211">
                <text:p>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4973">
                <text:p>0.004973</text:p>
              </table:table-cell>
              <table:table-cell office:value-type="float" office:value="214">
                <text:p>2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4988">
                <text:p>0.004988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003">
                <text:p>0.005003</text:p>
              </table:table-cell>
              <table:table-cell office:value-type="float" office:value="220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5018">
                <text:p>0.005018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032">
                <text:p>0.005032</text:p>
              </table:table-cell>
              <table:table-cell office:value-type="float" office:value="226">
                <text:p>2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5047">
                <text:p>0.005047</text:p>
              </table:table-cell>
              <table:table-cell office:value-type="float" office:value="229">
                <text:p>2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5062">
                <text:p>0.005062</text:p>
              </table:table-cell>
              <table:table-cell office:value-type="float" office:value="232">
                <text:p>2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5077">
                <text:p>0.005077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5091">
                <text:p>0.005091</text:p>
              </table:table-cell>
              <table:table-cell office:value-type="float" office:value="237">
                <text:p>2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06">
                <text:p>0.005106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5121">
                <text:p>0.005121</text:p>
              </table:table-cell>
              <table:table-cell office:value-type="float" office:value="242">
                <text:p>2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5136">
                <text:p>0.005136</text:p>
              </table:table-cell>
              <table:table-cell office:value-type="float" office:value="245">
                <text:p>2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15">
                <text:p>0.00515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165">
                <text:p>0.005165</text:p>
              </table:table-cell>
              <table:table-cell office:value-type="float" office:value="251">
                <text:p>2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518">
                <text:p>0.00518</text:p>
              </table:table-cell>
              <table:table-cell office:value-type="float" office:value="254">
                <text:p>2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5195">
                <text:p>0.005195</text:p>
              </table:table-cell>
              <table:table-cell office:value-type="float" office:value="257">
                <text:p>2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21">
                <text:p>0.00521</text:p>
              </table:table-cell>
              <table:table-cell office:value-type="float" office:value="260">
                <text:p>2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5225">
                <text:p>0.005225</text:p>
              </table:table-cell>
              <table:table-cell office:value-type="float" office:value="263">
                <text:p>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524">
                <text:p>0.00524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5254">
                <text:p>0.005254</text:p>
              </table:table-cell>
              <table:table-cell office:value-type="float" office:value="267">
                <text:p>2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5269">
                <text:p>0.005269</text:p>
              </table:table-cell>
              <table:table-cell office:value-type="float" office:value="270">
                <text:p>2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5284">
                <text:p>0.005284</text:p>
              </table:table-cell>
              <table:table-cell office:value-type="float" office:value="273">
                <text:p>2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5299">
                <text:p>0.005299</text:p>
              </table:table-cell>
              <table:table-cell office:value-type="float" office:value="275">
                <text:p>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313">
                <text:p>0.005313</text:p>
              </table:table-cell>
              <table:table-cell office:value-type="float" office:value="278">
                <text:p>2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328">
                <text:p>0.005328</text:p>
              </table:table-cell>
              <table:table-cell office:value-type="float" office:value="281">
                <text:p>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5343">
                <text:p>0.005343</text:p>
              </table:table-cell>
              <table:table-cell office:value-type="float" office:value="285">
                <text:p>2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5358">
                <text:p>0.005358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5373">
                <text:p>0.005373</text:p>
              </table:table-cell>
              <table:table-cell office:value-type="float" office:value="289">
                <text:p>2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388">
                <text:p>0.005388</text:p>
              </table:table-cell>
              <table:table-cell office:value-type="float" office:value="290">
                <text:p>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403">
                <text:p>0.005403</text:p>
              </table:table-cell>
              <table:table-cell office:value-type="float" office:value="293">
                <text:p>2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5417">
                <text:p>0.005417</text:p>
              </table:table-cell>
              <table:table-cell office:value-type="float" office:value="296">
                <text:p>2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5432">
                <text:p>0.005432</text:p>
              </table:table-cell>
              <table:table-cell office:value-type="float" office:value="298">
                <text:p>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5447">
                <text:p>0.005447</text:p>
              </table:table-cell>
              <table:table-cell office:value-type="float" office:value="300">
                <text:p>3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5462">
                <text:p>0.005462</text:p>
              </table:table-cell>
              <table:table-cell office:value-type="float" office:value="303">
                <text:p>3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5477">
                <text:p>0.005477</text:p>
              </table:table-cell>
              <table:table-cell office:value-type="float" office:value="306">
                <text:p>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491">
                <text:p>0.005491</text:p>
              </table:table-cell>
              <table:table-cell office:value-type="float" office:value="308">
                <text:p>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5506">
                <text:p>0.005506</text:p>
              </table:table-cell>
              <table:table-cell office:value-type="float" office:value="310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5522">
                <text:p>0.005522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536">
                <text:p>0.005536</text:p>
              </table:table-cell>
              <table:table-cell office:value-type="float" office:value="314">
                <text:p>3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551">
                <text:p>0.005551</text:p>
              </table:table-cell>
              <table:table-cell office:value-type="float" office:value="316">
                <text:p>3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566">
                <text:p>0.005566</text:p>
              </table:table-cell>
              <table:table-cell office:value-type="float" office:value="319">
                <text:p>3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581">
                <text:p>0.005581</text:p>
              </table:table-cell>
              <table:table-cell office:value-type="float" office:value="321">
                <text:p>3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5595">
                <text:p>0.005595</text:p>
              </table:table-cell>
              <table:table-cell office:value-type="float" office:value="323">
                <text:p>3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61">
                <text:p>0.00561</text:p>
              </table:table-cell>
              <table:table-cell office:value-type="float" office:value="325">
                <text:p>3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625">
                <text:p>0.005625</text:p>
              </table:table-cell>
              <table:table-cell office:value-type="float" office:value="328">
                <text:p>3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564">
                <text:p>0.00564</text:p>
              </table:table-cell>
              <table:table-cell office:value-type="float" office:value="330">
                <text:p>3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654">
                <text:p>0.005654</text:p>
              </table:table-cell>
              <table:table-cell office:value-type="float" office:value="332">
                <text:p>3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669">
                <text:p>0.005669</text:p>
              </table:table-cell>
              <table:table-cell office:value-type="float" office:value="334">
                <text:p>3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684">
                <text:p>0.005684</text:p>
              </table:table-cell>
              <table:table-cell office:value-type="float" office:value="336">
                <text:p>3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698">
                <text:p>0.005698</text:p>
              </table:table-cell>
              <table:table-cell office:value-type="float" office:value="337">
                <text:p>3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713">
                <text:p>0.005713</text:p>
              </table:table-cell>
              <table:table-cell office:value-type="float" office:value="339">
                <text:p>3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5728">
                <text:p>0.005728</text:p>
              </table:table-cell>
              <table:table-cell office:value-type="float" office:value="341">
                <text:p>3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5743">
                <text:p>0.005743</text:p>
              </table:table-cell>
              <table:table-cell office:value-type="float" office:value="343">
                <text:p>3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757">
                <text:p>0.005757</text:p>
              </table:table-cell>
              <table:table-cell office:value-type="float" office:value="345">
                <text:p>3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72">
                <text:p>0.005772</text:p>
              </table:table-cell>
              <table:table-cell office:value-type="float" office:value="347">
                <text:p>3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787">
                <text:p>0.005787</text:p>
              </table:table-cell>
              <table:table-cell office:value-type="float" office:value="348">
                <text:p>3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5802">
                <text:p>0.005802</text:p>
              </table:table-cell>
              <table:table-cell office:value-type="float" office:value="350">
                <text:p>3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817">
                <text:p>0.005817</text:p>
              </table:table-cell>
              <table:table-cell office:value-type="float" office:value="352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832">
                <text:p>0.005832</text:p>
              </table:table-cell>
              <table:table-cell office:value-type="float" office:value="353">
                <text:p>3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847">
                <text:p>0.005847</text:p>
              </table:table-cell>
              <table:table-cell office:value-type="float" office:value="355">
                <text:p>3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862">
                <text:p>0.005862</text:p>
              </table:table-cell>
              <table:table-cell office:value-type="float" office:value="356">
                <text:p>3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876">
                <text:p>0.005876</text:p>
              </table:table-cell>
              <table:table-cell office:value-type="float" office:value="358">
                <text:p>3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891">
                <text:p>0.005891</text:p>
              </table:table-cell>
              <table:table-cell office:value-type="float" office:value="359">
                <text:p>3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906">
                <text:p>0.005906</text:p>
              </table:table-cell>
              <table:table-cell office:value-type="float" office:value="361">
                <text:p>3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921">
                <text:p>0.005921</text:p>
              </table:table-cell>
              <table:table-cell office:value-type="float" office:value="362">
                <text:p>3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936">
                <text:p>0.005936</text:p>
              </table:table-cell>
              <table:table-cell office:value-type="float" office:value="364">
                <text:p>3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951">
                <text:p>0.005951</text:p>
              </table:table-cell>
              <table:table-cell office:value-type="float" office:value="365">
                <text:p>3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966">
                <text:p>0.005966</text:p>
              </table:table-cell>
              <table:table-cell office:value-type="float" office:value="367">
                <text:p>3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5981">
                <text:p>0.005981</text:p>
              </table:table-cell>
              <table:table-cell office:value-type="float" office:value="368">
                <text:p>3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995">
                <text:p>0.005995</text:p>
              </table:table-cell>
              <table:table-cell office:value-type="float" office:value="369">
                <text:p>3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01">
                <text:p>0.00601</text:p>
              </table:table-cell>
              <table:table-cell office:value-type="float" office:value="370">
                <text:p>3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025">
                <text:p>0.006025</text:p>
              </table:table-cell>
              <table:table-cell office:value-type="float" office:value="371">
                <text:p>3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04">
                <text:p>0.00604</text:p>
              </table:table-cell>
              <table:table-cell office:value-type="float" office:value="372">
                <text:p>3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054">
                <text:p>0.006054</text:p>
              </table:table-cell>
              <table:table-cell office:value-type="float" office:value="373">
                <text:p>3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069">
                <text:p>0.006069</text:p>
              </table:table-cell>
              <table:table-cell office:value-type="float" office:value="374">
                <text:p>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084">
                <text:p>0.006084</text:p>
              </table:table-cell>
              <table:table-cell office:value-type="float" office:value="375">
                <text:p>3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6099">
                <text:p>0.006099</text:p>
              </table:table-cell>
              <table:table-cell office:value-type="float" office:value="376">
                <text:p>3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113">
                <text:p>0.006113</text:p>
              </table:table-cell>
              <table:table-cell office:value-type="float" office:value="377">
                <text:p>3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6128">
                <text:p>0.006128</text:p>
              </table:table-cell>
              <table:table-cell office:value-type="float" office:value="378">
                <text:p>3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6143">
                <text:p>0.006143</text:p>
              </table:table-cell>
              <table:table-cell office:value-type="float" office:value="378">
                <text:p>3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6158">
                <text:p>0.006158</text:p>
              </table:table-cell>
              <table:table-cell office:value-type="float" office:value="379">
                <text:p>3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173">
                <text:p>0.006173</text:p>
              </table:table-cell>
              <table:table-cell office:value-type="float" office:value="380">
                <text:p>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188">
                <text:p>0.006188</text:p>
              </table:table-cell>
              <table:table-cell office:value-type="float" office:value="380">
                <text:p>3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203">
                <text:p>0.006203</text:p>
              </table:table-cell>
              <table:table-cell office:value-type="float" office:value="381">
                <text:p>3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218">
                <text:p>0.006218</text:p>
              </table:table-cell>
              <table:table-cell office:value-type="float" office:value="381">
                <text:p>3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232">
                <text:p>0.006232</text:p>
              </table:table-cell>
              <table:table-cell office:value-type="float" office:value="382">
                <text:p>3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247">
                <text:p>0.006247</text:p>
              </table:table-cell>
              <table:table-cell office:value-type="float" office:value="383">
                <text:p>3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6262">
                <text:p>0.006262</text:p>
              </table:table-cell>
              <table:table-cell office:value-type="float" office:value="384">
                <text:p>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6277">
                <text:p>0.006277</text:p>
              </table:table-cell>
              <table:table-cell office:value-type="float" office:value="384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6292">
                <text:p>0.006292</text:p>
              </table:table-cell>
              <table:table-cell office:value-type="float" office:value="384">
                <text:p>3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306">
                <text:p>0.006306</text:p>
              </table:table-cell>
              <table:table-cell office:value-type="float" office:value="384">
                <text:p>3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321">
                <text:p>0.006321</text:p>
              </table:table-cell>
              <table:table-cell office:value-type="float" office:value="385">
                <text:p>3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6336">
                <text:p>0.006336</text:p>
              </table:table-cell>
              <table:table-cell office:value-type="float" office:value="385">
                <text:p>3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6351">
                <text:p>0.006351</text:p>
              </table:table-cell>
              <table:table-cell office:value-type="float" office:value="385">
                <text:p>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6366">
                <text:p>0.006366</text:p>
              </table:table-cell>
              <table:table-cell office:value-type="float" office:value="385">
                <text:p>3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638">
                <text:p>0.00638</text:p>
              </table:table-cell>
              <table:table-cell office:value-type="float" office:value="385">
                <text:p>3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395">
                <text:p>0.006395</text:p>
              </table:table-cell>
              <table:table-cell office:value-type="float" office:value="385">
                <text:p>3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41">
                <text:p>0.00641</text:p>
              </table:table-cell>
              <table:table-cell office:value-type="float" office:value="386">
                <text:p>3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425">
                <text:p>0.006425</text:p>
              </table:table-cell>
              <table:table-cell office:value-type="float" office:value="386">
                <text:p>3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44">
                <text:p>0.00644</text:p>
              </table:table-cell>
              <table:table-cell office:value-type="float" office:value="386">
                <text:p>3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6454">
                <text:p>0.006454</text:p>
              </table:table-cell>
              <table:table-cell office:value-type="float" office:value="385">
                <text:p>3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469">
                <text:p>0.006469</text:p>
              </table:table-cell>
              <table:table-cell office:value-type="float" office:value="385">
                <text:p>3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484">
                <text:p>0.006484</text:p>
              </table:table-cell>
              <table:table-cell office:value-type="float" office:value="385">
                <text:p>3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6499">
                <text:p>0.006499</text:p>
              </table:table-cell>
              <table:table-cell office:value-type="float" office:value="385">
                <text:p>3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6514">
                <text:p>0.006514</text:p>
              </table:table-cell>
              <table:table-cell office:value-type="float" office:value="384">
                <text:p>3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6529">
                <text:p>0.006529</text:p>
              </table:table-cell>
              <table:table-cell office:value-type="float" office:value="384">
                <text:p>3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6543">
                <text:p>0.006543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6558">
                <text:p>0.006558</text:p>
              </table:table-cell>
              <table:table-cell office:value-type="float" office:value="383">
                <text:p>3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6573">
                <text:p>0.006573</text:p>
              </table:table-cell>
              <table:table-cell office:value-type="float" office:value="383">
                <text:p>3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6588">
                <text:p>0.006588</text:p>
              </table:table-cell>
              <table:table-cell office:value-type="float" office:value="382">
                <text:p>3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603">
                <text:p>0.006603</text:p>
              </table:table-cell>
              <table:table-cell office:value-type="float" office:value="382">
                <text:p>3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618">
                <text:p>0.006618</text:p>
              </table:table-cell>
              <table:table-cell office:value-type="float" office:value="381">
                <text:p>3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632">
                <text:p>0.006632</text:p>
              </table:table-cell>
              <table:table-cell office:value-type="float" office:value="380">
                <text:p>3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6648">
                <text:p>0.006648</text:p>
              </table:table-cell>
              <table:table-cell office:value-type="float" office:value="379">
                <text:p>3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6663">
                <text:p>0.006663</text:p>
              </table:table-cell>
              <table:table-cell office:value-type="float" office:value="378">
                <text:p>3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678">
                <text:p>0.006678</text:p>
              </table:table-cell>
              <table:table-cell office:value-type="float" office:value="378">
                <text:p>3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6692">
                <text:p>0.006692</text:p>
              </table:table-cell>
              <table:table-cell office:value-type="float" office:value="377">
                <text:p>3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6707">
                <text:p>0.006707</text:p>
              </table:table-cell>
              <table:table-cell office:value-type="float" office:value="376">
                <text:p>3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722">
                <text:p>0.006722</text:p>
              </table:table-cell>
              <table:table-cell office:value-type="float" office:value="375">
                <text:p>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737">
                <text:p>0.006737</text:p>
              </table:table-cell>
              <table:table-cell office:value-type="float" office:value="374">
                <text:p>3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752">
                <text:p>0.006752</text:p>
              </table:table-cell>
              <table:table-cell office:value-type="float" office:value="374">
                <text:p>3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766">
                <text:p>0.006766</text:p>
              </table:table-cell>
              <table:table-cell office:value-type="float" office:value="373">
                <text:p>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781">
                <text:p>0.006781</text:p>
              </table:table-cell>
              <table:table-cell office:value-type="float" office:value="371">
                <text:p>3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796">
                <text:p>0.006796</text:p>
              </table:table-cell>
              <table:table-cell office:value-type="float" office:value="370">
                <text:p>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811">
                <text:p>0.006811</text:p>
              </table:table-cell>
              <table:table-cell office:value-type="float" office:value="369">
                <text:p>3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826">
                <text:p>0.006826</text:p>
              </table:table-cell>
              <table:table-cell office:value-type="float" office:value="368">
                <text:p>3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84">
                <text:p>0.00684</text:p>
              </table:table-cell>
              <table:table-cell office:value-type="float" office:value="366">
                <text:p>3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855">
                <text:p>0.006855</text:p>
              </table:table-cell>
              <table:table-cell office:value-type="float" office:value="365">
                <text:p>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87">
                <text:p>0.00687</text:p>
              </table:table-cell>
              <table:table-cell office:value-type="float" office:value="364">
                <text:p>3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885">
                <text:p>0.006885</text:p>
              </table:table-cell>
              <table:table-cell office:value-type="float" office:value="363">
                <text:p>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9">
                <text:p>0.0069</text:p>
              </table:table-cell>
              <table:table-cell office:value-type="float" office:value="361">
                <text:p>3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915">
                <text:p>0.006915</text:p>
              </table:table-cell>
              <table:table-cell office:value-type="float" office:value="360">
                <text:p>3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93">
                <text:p>0.00693</text:p>
              </table:table-cell>
              <table:table-cell office:value-type="float" office:value="359">
                <text:p>3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945">
                <text:p>0.006945</text:p>
              </table:table-cell>
              <table:table-cell office:value-type="float" office:value="357">
                <text:p>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96">
                <text:p>0.00696</text:p>
              </table:table-cell>
              <table:table-cell office:value-type="float" office:value="355">
                <text:p>3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6974">
                <text:p>0.006974</text:p>
              </table:table-cell>
              <table:table-cell office:value-type="float" office:value="353">
                <text:p>3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989">
                <text:p>0.006989</text:p>
              </table:table-cell>
              <table:table-cell office:value-type="float" office:value="352">
                <text:p>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004">
                <text:p>0.007004</text:p>
              </table:table-cell>
              <table:table-cell office:value-type="float" office:value="350">
                <text:p>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7019">
                <text:p>0.007019</text:p>
              </table:table-cell>
              <table:table-cell office:value-type="float" office:value="348">
                <text:p>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7034">
                <text:p>0.007034</text:p>
              </table:table-cell>
              <table:table-cell office:value-type="float" office:value="347">
                <text:p>3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7048">
                <text:p>0.007048</text:p>
              </table:table-cell>
              <table:table-cell office:value-type="float" office:value="345">
                <text:p>3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063">
                <text:p>0.007063</text:p>
              </table:table-cell>
              <table:table-cell office:value-type="float" office:value="343">
                <text:p>3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078">
                <text:p>0.007078</text:p>
              </table:table-cell>
              <table:table-cell office:value-type="float" office:value="342">
                <text:p>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093">
                <text:p>0.007093</text:p>
              </table:table-cell>
              <table:table-cell office:value-type="float" office:value="340">
                <text:p>3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108">
                <text:p>0.007108</text:p>
              </table:table-cell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122">
                <text:p>0.007122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137">
                <text:p>0.00713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7152">
                <text:p>0.007152</text:p>
              </table:table-cell>
              <table:table-cell office:value-type="float" office:value="332">
                <text:p>3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7167">
                <text:p>0.007167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7181">
                <text:p>0.007181</text:p>
              </table:table-cell>
              <table:table-cell office:value-type="float" office:value="328">
                <text:p>3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7196">
                <text:p>0.007196</text:p>
              </table:table-cell>
              <table:table-cell office:value-type="float" office:value="326">
                <text:p>3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7211">
                <text:p>0.007211</text:p>
              </table:table-cell>
              <table:table-cell office:value-type="float" office:value="324">
                <text:p>3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7226">
                <text:p>0.007226</text:p>
              </table:table-cell>
              <table:table-cell office:value-type="float" office:value="322">
                <text:p>3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725">
                <text:p>0.00725</text:p>
              </table:table-cell>
              <table:table-cell office:value-type="float" office:value="320">
                <text:p>3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7265">
                <text:p>0.007265</text:p>
              </table:table-cell>
              <table:table-cell office:value-type="float" office:value="318">
                <text:p>3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728">
                <text:p>0.00728</text:p>
              </table:table-cell>
              <table:table-cell office:value-type="float" office:value="315">
                <text:p>3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7295">
                <text:p>0.007295</text:p>
              </table:table-cell>
              <table:table-cell office:value-type="float" office:value="313">
                <text:p>3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31">
                <text:p>0.00731</text:p>
              </table:table-cell>
              <table:table-cell office:value-type="float" office:value="310">
                <text:p>3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7325">
                <text:p>0.007325</text:p>
              </table:table-cell>
              <table:table-cell office:value-type="float" office:value="308">
                <text:p>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7339">
                <text:p>0.007339</text:p>
              </table:table-cell>
              <table:table-cell office:value-type="float" office:value="305">
                <text:p>3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7354">
                <text:p>0.007354</text:p>
              </table:table-cell>
              <table:table-cell office:value-type="float" office:value="303">
                <text:p>3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7369">
                <text:p>0.007369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384">
                <text:p>0.007384</text:p>
              </table:table-cell>
              <table:table-cell office:value-type="float" office:value="298">
                <text:p>2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7399">
                <text:p>0.007399</text:p>
              </table:table-cell>
              <table:table-cell office:value-type="float" office:value="296">
                <text:p>2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7414">
                <text:p>0.007414</text:p>
              </table:table-cell>
              <table:table-cell office:value-type="float" office:value="293">
                <text:p>2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7428">
                <text:p>0.007428</text:p>
              </table:table-cell>
              <table:table-cell office:value-type="float" office:value="291">
                <text:p>2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7443">
                <text:p>0.007443</text:p>
              </table:table-cell>
              <table:table-cell office:value-type="float" office:value="288">
                <text:p>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7458">
                <text:p>0.007458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7473">
                <text:p>0.007473</text:p>
              </table:table-cell>
              <table:table-cell office:value-type="float" office:value="283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7488">
                <text:p>0.007488</text:p>
              </table:table-cell>
              <table:table-cell office:value-type="float" office:value="281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7503">
                <text:p>0.007503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7517">
                <text:p>0.007517</text:p>
              </table:table-cell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7532">
                <text:p>0.007532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7547">
                <text:p>0.007547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7562">
                <text:p>0.007562</text:p>
              </table:table-cell>
              <table:table-cell office:value-type="float" office:value="268">
                <text:p>2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7577">
                <text:p>0.007577</text:p>
              </table:table-cell>
              <table:table-cell office:value-type="float" office:value="265">
                <text:p>2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7592">
                <text:p>0.007592</text:p>
              </table:table-cell>
              <table:table-cell office:value-type="float" office:value="263">
                <text:p>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7606">
                <text:p>0.007606</text:p>
              </table:table-cell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7621">
                <text:p>0.007621</text:p>
              </table:table-cell>
              <table:table-cell office:value-type="float" office:value="257">
                <text:p>2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7636">
                <text:p>0.007636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7651">
                <text:p>0.007651</text:p>
              </table:table-cell>
              <table:table-cell office:value-type="float" office:value="251">
                <text:p>2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7666">
                <text:p>0.007666</text:p>
              </table:table-cell>
              <table:table-cell office:value-type="float" office:value="248">
                <text:p>2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7681">
                <text:p>0.007681</text:p>
              </table:table-cell>
              <table:table-cell office:value-type="float" office:value="246">
                <text:p>2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7696">
                <text:p>0.007696</text:p>
              </table:table-cell>
              <table:table-cell office:value-type="float" office:value="243">
                <text:p>2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771">
                <text:p>0.00771</text:p>
              </table:table-cell>
              <table:table-cell office:value-type="float" office:value="240">
                <text:p>2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7725">
                <text:p>0.007725</text:p>
              </table:table-cell>
              <table:table-cell office:value-type="float" office:value="237">
                <text:p>2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774">
                <text:p>0.00774</text:p>
              </table:table-cell>
              <table:table-cell office:value-type="float" office:value="235">
                <text:p>2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7755">
                <text:p>0.007755</text:p>
              </table:table-cell>
              <table:table-cell office:value-type="float" office:value="232">
                <text:p>2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777">
                <text:p>0.00777</text:p>
              </table:table-cell>
              <table:table-cell office:value-type="float" office:value="229">
                <text:p>22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7784">
                <text:p>0.007784</text:p>
              </table:table-cell>
              <table:table-cell office:value-type="float" office:value="226">
                <text:p>2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7799">
                <text:p>0.007799</text:p>
              </table:table-cell>
              <table:table-cell office:value-type="float" office:value="223">
                <text:p>22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7814">
                <text:p>0.007814</text:p>
              </table:table-cell>
              <table:table-cell office:value-type="float" office:value="220">
                <text:p>2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7829">
                <text:p>0.007829</text:p>
              </table:table-cell>
              <table:table-cell office:value-type="float" office:value="217">
                <text:p>2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7843">
                <text:p>0.007843</text:p>
              </table:table-cell>
              <table:table-cell office:value-type="float" office:value="215">
                <text:p>21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858">
                <text:p>0.007858</text:p>
              </table:table-cell>
              <table:table-cell office:value-type="float" office:value="212">
                <text:p>21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7873">
                <text:p>0.007873</text:p>
              </table:table-cell>
              <table:table-cell office:value-type="float" office:value="208">
                <text:p>20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888">
                <text:p>0.007888</text:p>
              </table:table-cell>
              <table:table-cell office:value-type="float" office:value="206">
                <text:p>20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902">
                <text:p>0.007902</text:p>
              </table:table-cell>
              <table:table-cell office:value-type="float" office:value="203">
                <text:p>20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917">
                <text:p>0.007917</text:p>
              </table:table-cell>
              <table:table-cell office:value-type="float" office:value="200">
                <text:p>2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932">
                <text:p>0.007932</text:p>
              </table:table-cell>
              <table:table-cell office:value-type="float" office:value="197">
                <text:p>19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7947">
                <text:p>0.007947</text:p>
              </table:table-cell>
              <table:table-cell office:value-type="float" office:value="194">
                <text:p>19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7962">
                <text:p>0.007962</text:p>
              </table:table-cell>
              <table:table-cell office:value-type="float" office:value="191">
                <text:p>19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7977">
                <text:p>0.007977</text:p>
              </table:table-cell>
              <table:table-cell office:value-type="float" office:value="188">
                <text:p>18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7992">
                <text:p>0.007992</text:p>
              </table:table-cell>
              <table:table-cell office:value-type="float" office:value="186">
                <text:p>18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8006">
                <text:p>0.008006</text:p>
              </table:table-cell>
              <table:table-cell office:value-type="float" office:value="183">
                <text:p>18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021">
                <text:p>0.008021</text:p>
              </table:table-cell>
              <table:table-cell office:value-type="float" office:value="180">
                <text:p>18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8036">
                <text:p>0.008036</text:p>
              </table:table-cell>
              <table:table-cell office:value-type="float" office:value="177">
                <text:p>1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8051">
                <text:p>0.008051</text:p>
              </table:table-cell>
              <table:table-cell office:value-type="float" office:value="174">
                <text:p>17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8066">
                <text:p>0.008066</text:p>
              </table:table-cell>
              <table:table-cell office:value-type="float" office:value="171">
                <text:p>17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081">
                <text:p>0.008081</text:p>
              </table:table-cell>
              <table:table-cell office:value-type="float" office:value="168">
                <text:p>16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095">
                <text:p>0.008095</text:p>
              </table:table-cell>
              <table:table-cell office:value-type="float" office:value="165">
                <text:p>16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811">
                <text:p>0.00811</text:p>
              </table:table-cell>
              <table:table-cell office:value-type="float" office:value="162">
                <text:p>16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8125">
                <text:p>0.008125</text:p>
              </table:table-cell>
              <table:table-cell office:value-type="float" office:value="159">
                <text:p>1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8139">
                <text:p>0.008139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154">
                <text:p>0.008154</text:p>
              </table:table-cell>
              <table:table-cell office:value-type="float" office:value="154">
                <text:p>1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8169">
                <text:p>0.008169</text:p>
              </table:table-cell>
              <table:table-cell office:value-type="float" office:value="151">
                <text:p>1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8184">
                <text:p>0.008184</text:p>
              </table:table-cell>
              <table:table-cell office:value-type="float" office:value="148">
                <text:p>1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8199">
                <text:p>0.008199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8214">
                <text:p>0.008214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8228">
                <text:p>0.008228</text:p>
              </table:table-cell>
              <table:table-cell office:value-type="float" office:value="139">
                <text:p>1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8243">
                <text:p>0.008243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8258">
                <text:p>0.008258</text:p>
              </table:table-cell>
              <table:table-cell office:value-type="float" office:value="134">
                <text:p>1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8273">
                <text:p>0.008273</text:p>
              </table:table-cell>
              <table:table-cell office:value-type="float" office:value="131">
                <text:p>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8288">
                <text:p>0.008288</text:p>
              </table:table-cell>
              <table:table-cell office:value-type="float" office:value="128">
                <text:p>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8303">
                <text:p>0.008303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8318">
                <text:p>0.008318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8333">
                <text:p>0.00833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8348">
                <text:p>0.008348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8362">
                <text:p>0.008362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8377">
                <text:p>0.008377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392">
                <text:p>0.008392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8407">
                <text:p>0.0084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8421">
                <text:p>0.008421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8436">
                <text:p>0.008436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8451">
                <text:p>0.008451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8466">
                <text:p>0.008466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848">
                <text:p>0.00848</text:p>
              </table:table-cell>
              <table:table-cell office:value-type="float" office:value="94">
                <text:p>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8495">
                <text:p>0.008495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851">
                <text:p>0.00851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525">
                <text:p>0.008525</text:p>
              </table:table-cell>
              <table:table-cell office:value-type="float" office:value="86">
                <text:p>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854">
                <text:p>0.00854</text:p>
              </table:table-cell>
              <table:table-cell office:value-type="float" office:value="84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554">
                <text:p>0.008554</text:p>
              </table:table-cell>
              <table:table-cell office:value-type="float" office:value="81">
                <text:p>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8569">
                <text:p>0.00856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8584">
                <text:p>0.008584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8599">
                <text:p>0.008599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8613">
                <text:p>0.008613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8629">
                <text:p>0.008629</text:p>
              </table:table-cell>
              <table:table-cell office:value-type="float" office:value="70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8643">
                <text:p>0.008643</text:p>
              </table:table-cell>
              <table:table-cell office:value-type="float" office:value="67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658">
                <text:p>0.008658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673">
                <text:p>0.008673</text:p>
              </table:table-cell>
              <table:table-cell office:value-type="float" office:value="63">
                <text:p>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8688">
                <text:p>0.008688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702">
                <text:p>0.008702</text:p>
              </table:table-cell>
              <table:table-cell office:value-type="float" office:value="58">
                <text:p>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8717">
                <text:p>0.008717</text:p>
              </table:table-cell>
              <table:table-cell office:value-type="float" office:value="56">
                <text:p>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8732">
                <text:p>0.008732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8747">
                <text:p>0.008747</text:p>
              </table:table-cell>
              <table:table-cell office:value-type="float" office:value="52">
                <text:p>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761">
                <text:p>0.008761</text:p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776">
                <text:p>0.008776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791">
                <text:p>0.008791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8806">
                <text:p>0.008806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82">
                <text:p>0.00882</text:p>
              </table:table-cell>
              <table:table-cell office:value-type="float" office:value="43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8835">
                <text:p>0.008835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85">
                <text:p>0.00885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8865">
                <text:p>0.008865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8879">
                <text:p>0.008879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8894">
                <text:p>0.008894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8909">
                <text:p>0.008909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8923">
                <text:p>0.008923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8938">
                <text:p>0.008938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8953">
                <text:p>0.008953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8968">
                <text:p>0.008968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8983">
                <text:p>0.008983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8997">
                <text:p>0.00899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9012">
                <text:p>0.009012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9027">
                <text:p>0.009027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9042">
                <text:p>0.009042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9057">
                <text:p>0.009057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9071">
                <text:p>0.009071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9086">
                <text:p>0.00908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9101">
                <text:p>0.00910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9115">
                <text:p>0.009115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913">
                <text:p>0.0091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9145">
                <text:p>0.009145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916">
                <text:p>0.00916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9175">
                <text:p>0.009175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9189">
                <text:p>0.00918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9204">
                <text:p>0.009204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9219">
                <text:p>0.00921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9234">
                <text:p>0.009234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9248">
                <text:p>0.009248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9263">
                <text:p>0.009263</text:p>
              </table:table-cell>
              <table:table-cell office:value-type="float" office:value="3">
                <text:p>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9278">
                <text:p>0.009278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9293">
                <text:p>0.009293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9308">
                <text:p>0.009308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9323">
                <text:p>0.009323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9337">
                <text:p>0.00933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9352">
                <text:p>0.00935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9367">
                <text:p>0.00936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9382">
                <text:p>0.009382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9397">
                <text:p>0.009397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9412">
                <text:p>0.009412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9427">
                <text:p>0.009427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9442">
                <text:p>0.009442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9457">
                <text:p>0.009457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9471">
                <text:p>0.009471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9486">
                <text:p>0.009486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9501">
                <text:p>0.009501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9516">
                <text:p>0.009516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9531">
                <text:p>0.00953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9546">
                <text:p>0.009546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956">
                <text:p>0.0095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9575">
                <text:p>0.009575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959">
                <text:p>0.0095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9605">
                <text:p>0.00960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9619">
                <text:p>0.00961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9634">
                <text:p>0.009634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9649">
                <text:p>0.00964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9664">
                <text:p>0.009664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9679">
                <text:p>0.00967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9693">
                <text:p>0.009693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9708">
                <text:p>0.009708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9723">
                <text:p>0.009723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9738">
                <text:p>0.009738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9753">
                <text:p>0.009753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9767">
                <text:p>0.009767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9782">
                <text:p>0.009782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9797">
                <text:p>0.009797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9812">
                <text:p>0.009812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9827">
                <text:p>0.009827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9841">
                <text:p>0.009841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9856">
                <text:p>0.009856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9871">
                <text:p>0.009871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9886">
                <text:p>0.009886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99">
                <text:p>0.0099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9915">
                <text:p>0.009915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993">
                <text:p>0.00993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9945">
                <text:p>0.009945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996">
                <text:p>0.00996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9975">
                <text:p>0.009975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999">
                <text:p>0.0099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0005">
                <text:p>0.010005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002">
                <text:p>0.01002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0034">
                <text:p>0.010034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0049">
                <text:p>0.010049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0064">
                <text:p>0.010064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0079">
                <text:p>0.010079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0094">
                <text:p>0.010094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0109">
                <text:p>0.010109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0126">
                <text:p>0.010126</text:p>
              </table:table-cell>
              <table:table-cell office:value-type="float" office:value="34">
                <text:p>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014">
                <text:p>0.01014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0154">
                <text:p>0.010154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0168">
                <text:p>0.010168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0181">
                <text:p>0.010181</text:p>
              </table:table-cell>
              <table:table-cell office:value-type="float" office:value="40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0195">
                <text:p>0.010195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0209">
                <text:p>0.010209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0222">
                <text:p>0.010222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0236">
                <text:p>0.010236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025">
                <text:p>0.01025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0264">
                <text:p>0.01026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0278">
                <text:p>0.010278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0291">
                <text:p>0.01029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0305">
                <text:p>0.01030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0319">
                <text:p>0.01031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0333">
                <text:p>0.010333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0347">
                <text:p>0.010347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0363">
                <text:p>0.0103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0377">
                <text:p>0.010377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0391">
                <text:p>0.010391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0404">
                <text:p>0.010404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0418">
                <text:p>0.01041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0432">
                <text:p>0.010432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0446">
                <text:p>0.010446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046">
                <text:p>0.01046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0474">
                <text:p>0.01047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0488">
                <text:p>0.010488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0501">
                <text:p>0.010501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0516">
                <text:p>0.010516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0529">
                <text:p>0.010529</text:p>
              </table:table-cell>
              <table:table-cell office:value-type="float" office:value="90">
                <text:p>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0543">
                <text:p>0.010543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0557">
                <text:p>0.010557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0571">
                <text:p>0.010571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0585">
                <text:p>0.010585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0598">
                <text:p>0.010598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0612">
                <text:p>0.010612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0626">
                <text:p>0.010626</text:p>
              </table:table-cell>
              <table:table-cell office:value-type="float" office:value="106">
                <text:p>1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064">
                <text:p>0.01064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0654">
                <text:p>0.010654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0668">
                <text:p>0.010668</text:p>
              </table:table-cell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0682">
                <text:p>0.010682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0696">
                <text:p>0.010696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071">
                <text:p>0.01071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0723">
                <text:p>0.010723</text:p>
              </table:table-cell>
              <table:table-cell office:value-type="float" office:value="122">
                <text:p>1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0737">
                <text:p>0.010737</text:p>
              </table:table-cell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0751">
                <text:p>0.010751</text:p>
              </table:table-cell>
              <table:table-cell office:value-type="float" office:value="127">
                <text:p>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0765">
                <text:p>0.010765</text:p>
              </table:table-cell>
              <table:table-cell office:value-type="float" office:value="129">
                <text:p>1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0779">
                <text:p>0.010779</text:p>
              </table:table-cell>
              <table:table-cell office:value-type="float" office:value="132">
                <text:p>1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0793">
                <text:p>0.010793</text:p>
              </table:table-cell>
              <table:table-cell office:value-type="float" office:value="134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0806">
                <text:p>0.010806</text:p>
              </table:table-cell>
              <table:table-cell office:value-type="float" office:value="137">
                <text:p>1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82">
                <text:p>0.01082</text:p>
              </table:table-cell>
              <table:table-cell office:value-type="float" office:value="139">
                <text:p>1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0834">
                <text:p>0.010834</text:p>
              </table:table-cell>
              <table:table-cell office:value-type="float" office:value="141">
                <text:p>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0848">
                <text:p>0.010848</text:p>
              </table:table-cell>
              <table:table-cell office:value-type="float" office:value="144">
                <text:p>1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0862">
                <text:p>0.010862</text:p>
              </table:table-cell>
              <table:table-cell office:value-type="float" office:value="146">
                <text:p>1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0876">
                <text:p>0.010876</text:p>
              </table:table-cell>
              <table:table-cell office:value-type="float" office:value="149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0889">
                <text:p>0.010889</text:p>
              </table:table-cell>
              <table:table-cell office:value-type="float" office:value="152">
                <text:p>1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0903">
                <text:p>0.010903</text:p>
              </table:table-cell>
              <table:table-cell office:value-type="float" office:value="154">
                <text:p>1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0917">
                <text:p>0.010917</text:p>
              </table:table-cell>
              <table:table-cell office:value-type="float" office:value="156">
                <text:p>1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093">
                <text:p>0.01093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0944">
                <text:p>0.010944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0958">
                <text:p>0.010958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972">
                <text:p>0.010972</text:p>
              </table:table-cell>
              <table:table-cell office:value-type="float" office:value="167">
                <text:p>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0985">
                <text:p>0.010985</text:p>
              </table:table-cell>
              <table:table-cell office:value-type="float" office:value="169">
                <text:p>1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0999">
                <text:p>0.010999</text:p>
              </table:table-cell>
              <table:table-cell office:value-type="float" office:value="172">
                <text:p>1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1013">
                <text:p>0.011013</text:p>
              </table:table-cell>
              <table:table-cell office:value-type="float" office:value="175">
                <text:p>1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1027">
                <text:p>0.011027</text:p>
              </table:table-cell>
              <table:table-cell office:value-type="float" office:value="177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104">
                <text:p>0.01104</text:p>
              </table:table-cell>
              <table:table-cell office:value-type="float" office:value="179">
                <text:p>1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1054">
                <text:p>0.011054</text:p>
              </table:table-cell>
              <table:table-cell office:value-type="float" office:value="182">
                <text:p>1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1068">
                <text:p>0.011068</text:p>
              </table:table-cell>
              <table:table-cell office:value-type="float" office:value="185">
                <text:p>1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1082">
                <text:p>0.011082</text:p>
              </table:table-cell>
              <table:table-cell office:value-type="float" office:value="187">
                <text:p>1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1096">
                <text:p>0.011096</text:p>
              </table:table-cell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111">
                <text:p>0.01111</text:p>
              </table:table-cell>
              <table:table-cell office:value-type="float" office:value="191">
                <text:p>1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1124">
                <text:p>0.011124</text:p>
              </table:table-cell>
              <table:table-cell office:value-type="float" office:value="194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1138">
                <text:p>0.011138</text:p>
              </table:table-cell>
              <table:table-cell office:value-type="float" office:value="196">
                <text:p>1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1151">
                <text:p>0.011151</text:p>
              </table:table-cell>
              <table:table-cell office:value-type="float" office:value="199">
                <text:p>1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1165">
                <text:p>0.011165</text:p>
              </table:table-cell>
              <table:table-cell office:value-type="float" office:value="202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1179">
                <text:p>0.011179</text:p>
              </table:table-cell>
              <table:table-cell office:value-type="float" office:value="204">
                <text:p>2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1193">
                <text:p>0.011193</text:p>
              </table:table-cell>
              <table:table-cell office:value-type="float" office:value="207">
                <text:p>2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1206">
                <text:p>0.011206</text:p>
              </table:table-cell>
              <table:table-cell office:value-type="float" office:value="210">
                <text:p>2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122">
                <text:p>0.01122</text:p>
              </table:table-cell>
              <table:table-cell office:value-type="float" office:value="212">
                <text:p>2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1234">
                <text:p>0.011234</text:p>
              </table:table-cell>
              <table:table-cell office:value-type="float" office:value="215">
                <text:p>2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1248">
                <text:p>0.011248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1261">
                <text:p>0.011261</text:p>
              </table:table-cell>
              <table:table-cell office:value-type="float" office:value="220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1275">
                <text:p>0.011275</text:p>
              </table:table-cell>
              <table:table-cell office:value-type="float" office:value="222">
                <text:p>2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1289">
                <text:p>0.011289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1303">
                <text:p>0.011303</text:p>
              </table:table-cell>
              <table:table-cell office:value-type="float" office:value="228">
                <text:p>2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1317">
                <text:p>0.011317</text:p>
              </table:table-cell>
              <table:table-cell office:value-type="float" office:value="230">
                <text:p>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133">
                <text:p>0.01133</text:p>
              </table:table-cell>
              <table:table-cell office:value-type="float" office:value="231">
                <text:p>2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1344">
                <text:p>0.011344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1358">
                <text:p>0.011358</text:p>
              </table:table-cell>
              <table:table-cell office:value-type="float" office:value="238">
                <text:p>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1372">
                <text:p>0.011372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1385">
                <text:p>0.011385</text:p>
              </table:table-cell>
              <table:table-cell office:value-type="float" office:value="242">
                <text:p>2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14">
                <text:p>0.0114</text:p>
              </table:table-cell>
              <table:table-cell office:value-type="float" office:value="245">
                <text:p>2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1414">
                <text:p>0.011414</text:p>
              </table:table-cell>
              <table:table-cell office:value-type="float" office:value="247">
                <text:p>2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1427">
                <text:p>0.011427</text:p>
              </table:table-cell>
              <table:table-cell office:value-type="float" office:value="249">
                <text:p>2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1441">
                <text:p>0.011441</text:p>
              </table:table-cell>
              <table:table-cell office:value-type="float" office:value="252">
                <text:p>2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1454">
                <text:p>0.011454</text:p>
              </table:table-cell>
              <table:table-cell office:value-type="float" office:value="254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1468">
                <text:p>0.011468</text:p>
              </table:table-cell>
              <table:table-cell office:value-type="float" office:value="257">
                <text:p>2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1482">
                <text:p>0.011482</text:p>
              </table:table-cell>
              <table:table-cell office:value-type="float" office:value="259">
                <text:p>2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1496">
                <text:p>0.011496</text:p>
              </table:table-cell>
              <table:table-cell office:value-type="float" office:value="262">
                <text:p>2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1509">
                <text:p>0.011509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1523">
                <text:p>0.011523</text:p>
              </table:table-cell>
              <table:table-cell office:value-type="float" office:value="266">
                <text:p>2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1537">
                <text:p>0.011537</text:p>
              </table:table-cell>
              <table:table-cell office:value-type="float" office:value="268">
                <text:p>2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155">
                <text:p>0.01155</text:p>
              </table:table-cell>
              <table:table-cell office:value-type="float" office:value="271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564">
                <text:p>0.011564</text:p>
              </table:table-cell>
              <table:table-cell office:value-type="float" office:value="273">
                <text:p>2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1578">
                <text:p>0.011578</text:p>
              </table:table-cell>
              <table:table-cell office:value-type="float" office:value="275">
                <text:p>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1591">
                <text:p>0.011591</text:p>
              </table:table-cell>
              <table:table-cell office:value-type="float" office:value="278">
                <text:p>2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1605">
                <text:p>0.011605</text:p>
              </table:table-cell>
              <table:table-cell office:value-type="float" office:value="281">
                <text:p>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1619">
                <text:p>0.011619</text:p>
              </table:table-cell>
              <table:table-cell office:value-type="float" office:value="283">
                <text:p>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1632">
                <text:p>0.011632</text:p>
              </table:table-cell>
              <table:table-cell office:value-type="float" office:value="284">
                <text:p>2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1646">
                <text:p>0.011646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166">
                <text:p>0.01166</text:p>
              </table:table-cell>
              <table:table-cell office:value-type="float" office:value="289">
                <text:p>2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1674">
                <text:p>0.011674</text:p>
              </table:table-cell>
              <table:table-cell office:value-type="float" office:value="291">
                <text:p>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1688">
                <text:p>0.011688</text:p>
              </table:table-cell>
              <table:table-cell office:value-type="float" office:value="293">
                <text:p>2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1702">
                <text:p>0.011702</text:p>
              </table:table-cell>
              <table:table-cell office:value-type="float" office:value="295">
                <text:p>2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716">
                <text:p>0.011716</text:p>
              </table:table-cell>
              <table:table-cell office:value-type="float" office:value="297">
                <text:p>2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173">
                <text:p>0.01173</text:p>
              </table:table-cell>
              <table:table-cell office:value-type="float" office:value="300">
                <text:p>3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1743">
                <text:p>0.011743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1757">
                <text:p>0.011757</text:p>
              </table:table-cell>
              <table:table-cell office:value-type="float" office:value="304">
                <text:p>3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1771">
                <text:p>0.011771</text:p>
              </table:table-cell>
              <table:table-cell office:value-type="float" office:value="306">
                <text:p>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1785">
                <text:p>0.011785</text:p>
              </table:table-cell>
              <table:table-cell office:value-type="float" office:value="308">
                <text:p>3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1798">
                <text:p>0.011798</text:p>
              </table:table-cell>
              <table:table-cell office:value-type="float" office:value="311">
                <text:p>3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1812">
                <text:p>0.011812</text:p>
              </table:table-cell>
              <table:table-cell office:value-type="float" office:value="312">
                <text:p>3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1826">
                <text:p>0.011826</text:p>
              </table:table-cell>
              <table:table-cell office:value-type="float" office:value="314">
                <text:p>3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184">
                <text:p>0.01184</text:p>
              </table:table-cell>
              <table:table-cell office:value-type="float" office:value="316">
                <text:p>3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1854">
                <text:p>0.011854</text:p>
              </table:table-cell>
              <table:table-cell office:value-type="float" office:value="318">
                <text:p>3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1867">
                <text:p>0.011867</text:p>
              </table:table-cell>
              <table:table-cell office:value-type="float" office:value="320">
                <text:p>3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1881">
                <text:p>0.011881</text:p>
              </table:table-cell>
              <table:table-cell office:value-type="float" office:value="322">
                <text:p>3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1895">
                <text:p>0.011895</text:p>
              </table:table-cell>
              <table:table-cell office:value-type="float" office:value="324">
                <text:p>3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1909">
                <text:p>0.011909</text:p>
              </table:table-cell>
              <table:table-cell office:value-type="float" office:value="325">
                <text:p>3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1923">
                <text:p>0.011923</text:p>
              </table:table-cell>
              <table:table-cell office:value-type="float" office:value="327">
                <text:p>3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1936">
                <text:p>0.011936</text:p>
              </table:table-cell>
              <table:table-cell office:value-type="float" office:value="329">
                <text:p>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195">
                <text:p>0.01195</text:p>
              </table:table-cell>
              <table:table-cell office:value-type="float" office:value="331">
                <text:p>3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1964">
                <text:p>0.011964</text:p>
              </table:table-cell>
              <table:table-cell office:value-type="float" office:value="332">
                <text:p>3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1977">
                <text:p>0.011977</text:p>
              </table:table-cell>
              <table:table-cell office:value-type="float" office:value="334">
                <text:p>3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1991">
                <text:p>0.011991</text:p>
              </table:table-cell>
              <table:table-cell office:value-type="float" office:value="336">
                <text:p>3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2005">
                <text:p>0.012005</text:p>
              </table:table-cell>
              <table:table-cell office:value-type="float" office:value="338">
                <text:p>3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2019">
                <text:p>0.012019</text:p>
              </table:table-cell>
              <table:table-cell office:value-type="float" office:value="339">
                <text:p>3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2033">
                <text:p>0.012033</text:p>
              </table:table-cell>
              <table:table-cell office:value-type="float" office:value="340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2046">
                <text:p>0.012046</text:p>
              </table:table-cell>
              <table:table-cell office:value-type="float" office:value="343">
                <text:p>3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206">
                <text:p>0.01206</text:p>
              </table:table-cell>
              <table:table-cell office:value-type="float" office:value="344">
                <text:p>3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2074">
                <text:p>0.012074</text:p>
              </table:table-cell>
              <table:table-cell office:value-type="float" office:value="345">
                <text:p>3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2087">
                <text:p>0.012087</text:p>
              </table:table-cell>
              <table:table-cell office:value-type="float" office:value="346">
                <text:p>3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2101">
                <text:p>0.012101</text:p>
              </table:table-cell>
              <table:table-cell office:value-type="float" office:value="348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2115">
                <text:p>0.012115</text:p>
              </table:table-cell>
              <table:table-cell office:value-type="float" office:value="350">
                <text:p>3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2129">
                <text:p>0.012129</text:p>
              </table:table-cell>
              <table:table-cell office:value-type="float" office:value="351">
                <text:p>3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2143">
                <text:p>0.012143</text:p>
              </table:table-cell>
              <table:table-cell office:value-type="float" office:value="353">
                <text:p>3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2157">
                <text:p>0.012157</text:p>
              </table:table-cell>
              <table:table-cell office:value-type="float" office:value="354">
                <text:p>3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2171">
                <text:p>0.012171</text:p>
              </table:table-cell>
              <table:table-cell office:value-type="float" office:value="355">
                <text:p>3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2184">
                <text:p>0.012184</text:p>
              </table:table-cell>
              <table:table-cell office:value-type="float" office:value="357">
                <text:p>3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2198">
                <text:p>0.012198</text:p>
              </table:table-cell>
              <table:table-cell office:value-type="float" office:value="359">
                <text:p>3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2212">
                <text:p>0.012212</text:p>
              </table:table-cell>
              <table:table-cell office:value-type="float" office:value="359">
                <text:p>3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2226">
                <text:p>0.012226</text:p>
              </table:table-cell>
              <table:table-cell office:value-type="float" office:value="361">
                <text:p>3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224">
                <text:p>0.01224</text:p>
              </table:table-cell>
              <table:table-cell office:value-type="float" office:value="362">
                <text:p>3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2254">
                <text:p>0.012254</text:p>
              </table:table-cell>
              <table:table-cell office:value-type="float" office:value="363">
                <text:p>3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2268">
                <text:p>0.012268</text:p>
              </table:table-cell>
              <table:table-cell office:value-type="float" office:value="364">
                <text:p>3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2282">
                <text:p>0.012282</text:p>
              </table:table-cell>
              <table:table-cell office:value-type="float" office:value="365">
                <text:p>3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2295">
                <text:p>0.012295</text:p>
              </table:table-cell>
              <table:table-cell office:value-type="float" office:value="366">
                <text:p>3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2309">
                <text:p>0.012309</text:p>
              </table:table-cell>
              <table:table-cell office:value-type="float" office:value="368">
                <text:p>3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2323">
                <text:p>0.012323</text:p>
              </table:table-cell>
              <table:table-cell office:value-type="float" office:value="369">
                <text:p>3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2337">
                <text:p>0.012337</text:p>
              </table:table-cell>
              <table:table-cell office:value-type="float" office:value="369">
                <text:p>3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235">
                <text:p>0.01235</text:p>
              </table:table-cell>
              <table:table-cell office:value-type="float" office:value="371">
                <text:p>3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2364">
                <text:p>0.012364</text:p>
              </table:table-cell>
              <table:table-cell office:value-type="float" office:value="372">
                <text:p>3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2378">
                <text:p>0.012378</text:p>
              </table:table-cell>
              <table:table-cell office:value-type="float" office:value="373">
                <text:p>3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2391">
                <text:p>0.012391</text:p>
              </table:table-cell>
              <table:table-cell office:value-type="float" office:value="374">
                <text:p>3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2405">
                <text:p>0.012405</text:p>
              </table:table-cell>
              <table:table-cell office:value-type="float" office:value="374">
                <text:p>3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2419">
                <text:p>0.012419</text:p>
              </table:table-cell>
              <table:table-cell office:value-type="float" office:value="375">
                <text:p>3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2433">
                <text:p>0.012433</text:p>
              </table:table-cell>
              <table:table-cell office:value-type="float" office:value="376">
                <text:p>3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2447">
                <text:p>0.012447</text:p>
              </table:table-cell>
              <table:table-cell office:value-type="float" office:value="377">
                <text:p>3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246">
                <text:p>0.01246</text:p>
              </table:table-cell>
              <table:table-cell office:value-type="float" office:value="377">
                <text:p>3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2475">
                <text:p>0.012475</text:p>
              </table:table-cell>
              <table:table-cell office:value-type="float" office:value="378">
                <text:p>3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2488">
                <text:p>0.012488</text:p>
              </table:table-cell>
              <table:table-cell office:value-type="float" office:value="379">
                <text:p>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502">
                <text:p>0.012502</text:p>
              </table:table-cell>
              <table:table-cell office:value-type="float" office:value="379">
                <text:p>3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2516">
                <text:p>0.012516</text:p>
              </table:table-cell>
              <table:table-cell office:value-type="float" office:value="380">
                <text:p>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253">
                <text:p>0.01253</text:p>
              </table:table-cell>
              <table:table-cell office:value-type="float" office:value="380">
                <text:p>3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2543">
                <text:p>0.012543</text:p>
              </table:table-cell>
              <table:table-cell office:value-type="float" office:value="381">
                <text:p>3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2557">
                <text:p>0.012557</text:p>
              </table:table-cell>
              <table:table-cell office:value-type="float" office:value="382">
                <text:p>3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2571">
                <text:p>0.012571</text:p>
              </table:table-cell>
              <table:table-cell office:value-type="float" office:value="382">
                <text:p>3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2585">
                <text:p>0.012585</text:p>
              </table:table-cell>
              <table:table-cell office:value-type="float" office:value="383">
                <text:p>3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2599">
                <text:p>0.012599</text:p>
              </table:table-cell>
              <table:table-cell office:value-type="float" office:value="383">
                <text:p>3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2613">
                <text:p>0.012613</text:p>
              </table:table-cell>
              <table:table-cell office:value-type="float" office:value="383">
                <text:p>3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2627">
                <text:p>0.012627</text:p>
              </table:table-cell>
              <table:table-cell office:value-type="float" office:value="384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2641">
                <text:p>0.012641</text:p>
              </table:table-cell>
              <table:table-cell office:value-type="float" office:value="384">
                <text:p>3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655">
                <text:p>0.012655</text:p>
              </table:table-cell>
              <table:table-cell office:value-type="float" office:value="384">
                <text:p>3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2668">
                <text:p>0.012668</text:p>
              </table:table-cell>
              <table:table-cell office:value-type="float" office:value="384">
                <text:p>3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2682">
                <text:p>0.012682</text:p>
              </table:table-cell>
              <table:table-cell office:value-type="float" office:value="385">
                <text:p>3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2696">
                <text:p>0.012696</text:p>
              </table:table-cell>
              <table:table-cell office:value-type="float" office:value="385">
                <text:p>3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2709">
                <text:p>0.012709</text:p>
              </table:table-cell>
              <table:table-cell office:value-type="float" office:value="385">
                <text:p>3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2723">
                <text:p>0.012723</text:p>
              </table:table-cell>
              <table:table-cell office:value-type="float" office:value="385">
                <text:p>3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2737">
                <text:p>0.012737</text:p>
              </table:table-cell>
              <table:table-cell office:value-type="float" office:value="385">
                <text:p>3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2751">
                <text:p>0.012751</text:p>
              </table:table-cell>
              <table:table-cell office:value-type="float" office:value="385">
                <text:p>3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2765">
                <text:p>0.012765</text:p>
              </table:table-cell>
              <table:table-cell office:value-type="float" office:value="385">
                <text:p>3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2778">
                <text:p>0.012778</text:p>
              </table:table-cell>
              <table:table-cell office:value-type="float" office:value="385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2792">
                <text:p>0.012792</text:p>
              </table:table-cell>
              <table:table-cell office:value-type="float" office:value="385">
                <text:p>3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2806">
                <text:p>0.012806</text:p>
              </table:table-cell>
              <table:table-cell office:value-type="float" office:value="385">
                <text:p>3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282">
                <text:p>0.01282</text:p>
              </table:table-cell>
              <table:table-cell office:value-type="float" office:value="385">
                <text:p>3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2834">
                <text:p>0.012834</text:p>
              </table:table-cell>
              <table:table-cell office:value-type="float" office:value="385">
                <text:p>3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2847">
                <text:p>0.012847</text:p>
              </table:table-cell>
              <table:table-cell office:value-type="float" office:value="385">
                <text:p>3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2861">
                <text:p>0.012861</text:p>
              </table:table-cell>
              <table:table-cell office:value-type="float" office:value="384">
                <text:p>3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2875">
                <text:p>0.012875</text:p>
              </table:table-cell>
              <table:table-cell office:value-type="float" office:value="384">
                <text:p>3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2889">
                <text:p>0.012889</text:p>
              </table:table-cell>
              <table:table-cell office:value-type="float" office:value="384">
                <text:p>3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2903">
                <text:p>0.012903</text:p>
              </table:table-cell>
              <table:table-cell office:value-type="float" office:value="384">
                <text:p>3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2916">
                <text:p>0.012916</text:p>
              </table:table-cell>
              <table:table-cell office:value-type="float" office:value="383">
                <text:p>3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293">
                <text:p>0.01293</text:p>
              </table:table-cell>
              <table:table-cell office:value-type="float" office:value="382">
                <text:p>3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2944">
                <text:p>0.012944</text:p>
              </table:table-cell>
              <table:table-cell office:value-type="float" office:value="382">
                <text:p>3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958">
                <text:p>0.012958</text:p>
              </table:table-cell>
              <table:table-cell office:value-type="float" office:value="382">
                <text:p>3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971">
                <text:p>0.012971</text:p>
              </table:table-cell>
              <table:table-cell office:value-type="float" office:value="381">
                <text:p>3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2985">
                <text:p>0.012985</text:p>
              </table:table-cell>
              <table:table-cell office:value-type="float" office:value="380">
                <text:p>3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2999">
                <text:p>0.012999</text:p>
              </table:table-cell>
              <table:table-cell office:value-type="float" office:value="380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3013">
                <text:p>0.013013</text:p>
              </table:table-cell>
              <table:table-cell office:value-type="float" office:value="380">
                <text:p>3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3027">
                <text:p>0.013027</text:p>
              </table:table-cell>
              <table:table-cell office:value-type="float" office:value="379">
                <text:p>3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304">
                <text:p>0.01304</text:p>
              </table:table-cell>
              <table:table-cell office:value-type="float" office:value="378">
                <text:p>3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3054">
                <text:p>0.013054</text:p>
              </table:table-cell>
              <table:table-cell office:value-type="float" office:value="377">
                <text:p>3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3068">
                <text:p>0.013068</text:p>
              </table:table-cell>
              <table:table-cell office:value-type="float" office:value="377">
                <text:p>3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3081">
                <text:p>0.013081</text:p>
              </table:table-cell>
              <table:table-cell office:value-type="float" office:value="376">
                <text:p>3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3095">
                <text:p>0.013095</text:p>
              </table:table-cell>
              <table:table-cell office:value-type="float" office:value="376">
                <text:p>3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3109">
                <text:p>0.013109</text:p>
              </table:table-cell>
              <table:table-cell office:value-type="float" office:value="375">
                <text:p>3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3122">
                <text:p>0.013122</text:p>
              </table:table-cell>
              <table:table-cell office:value-type="float" office:value="373">
                <text:p>3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3136">
                <text:p>0.013136</text:p>
              </table:table-cell>
              <table:table-cell office:value-type="float" office:value="373">
                <text:p>3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315">
                <text:p>0.01315</text:p>
              </table:table-cell>
              <table:table-cell office:value-type="float" office:value="372">
                <text:p>3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3164">
                <text:p>0.013164</text:p>
              </table:table-cell>
              <table:table-cell office:value-type="float" office:value="371">
                <text:p>3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3177">
                <text:p>0.013177</text:p>
              </table:table-cell>
              <table:table-cell office:value-type="float" office:value="370">
                <text:p>3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3191">
                <text:p>0.013191</text:p>
              </table:table-cell>
              <table:table-cell office:value-type="float" office:value="369">
                <text:p>3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3205">
                <text:p>0.013205</text:p>
              </table:table-cell>
              <table:table-cell office:value-type="float" office:value="368">
                <text:p>3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3219">
                <text:p>0.013219</text:p>
              </table:table-cell>
              <table:table-cell office:value-type="float" office:value="367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3233">
                <text:p>0.013233</text:p>
              </table:table-cell>
              <table:table-cell office:value-type="float" office:value="366">
                <text:p>3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3247">
                <text:p>0.013247</text:p>
              </table:table-cell>
              <table:table-cell office:value-type="float" office:value="364">
                <text:p>3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326">
                <text:p>0.01326</text:p>
              </table:table-cell>
              <table:table-cell office:value-type="float" office:value="363">
                <text:p>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3274">
                <text:p>0.013274</text:p>
              </table:table-cell>
              <table:table-cell office:value-type="float" office:value="361">
                <text:p>3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3288">
                <text:p>0.013288</text:p>
              </table:table-cell>
              <table:table-cell office:value-type="float" office:value="361">
                <text:p>3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3302">
                <text:p>0.013302</text:p>
              </table:table-cell>
              <table:table-cell office:value-type="float" office:value="360">
                <text:p>3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3316">
                <text:p>0.013316</text:p>
              </table:table-cell>
              <table:table-cell office:value-type="float" office:value="358">
                <text:p>3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333">
                <text:p>0.01333</text:p>
              </table:table-cell>
              <table:table-cell office:value-type="float" office:value="357">
                <text:p>3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3344">
                <text:p>0.013344</text:p>
              </table:table-cell>
              <table:table-cell office:value-type="float" office:value="356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3358">
                <text:p>0.013358</text:p>
              </table:table-cell>
              <table:table-cell office:value-type="float" office:value="355">
                <text:p>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3372">
                <text:p>0.013372</text:p>
              </table:table-cell>
              <table:table-cell office:value-type="float" office:value="353">
                <text:p>3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3385">
                <text:p>0.013385</text:p>
              </table:table-cell>
              <table:table-cell office:value-type="float" office:value="352">
                <text:p>3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3399">
                <text:p>0.013399</text:p>
              </table:table-cell>
              <table:table-cell office:value-type="float" office:value="350">
                <text:p>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3413">
                <text:p>0.013413</text:p>
              </table:table-cell>
              <table:table-cell office:value-type="float" office:value="349">
                <text:p>3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3427">
                <text:p>0.013427</text:p>
              </table:table-cell>
              <table:table-cell office:value-type="float" office:value="347">
                <text:p>3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344">
                <text:p>0.01344</text:p>
              </table:table-cell>
              <table:table-cell office:value-type="float" office:value="345">
                <text:p>3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3454">
                <text:p>0.013454</text:p>
              </table:table-cell>
              <table:table-cell office:value-type="float" office:value="344">
                <text:p>3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3468">
                <text:p>0.013468</text:p>
              </table:table-cell>
              <table:table-cell office:value-type="float" office:value="343">
                <text:p>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3482">
                <text:p>0.013482</text:p>
              </table:table-cell>
              <table:table-cell office:value-type="float" office:value="341">
                <text:p>3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3496">
                <text:p>0.013496</text:p>
              </table:table-cell>
              <table:table-cell office:value-type="float" office:value="339">
                <text:p>3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3509">
                <text:p>0.013509</text:p>
              </table:table-cell>
              <table:table-cell office:value-type="float" office:value="338">
                <text:p>3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3523">
                <text:p>0.013523</text:p>
              </table:table-cell>
              <table:table-cell office:value-type="float" office:value="336">
                <text:p>3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3537">
                <text:p>0.013537</text:p>
              </table:table-cell>
              <table:table-cell office:value-type="float" office:value="335">
                <text:p>3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3551">
                <text:p>0.013551</text:p>
              </table:table-cell>
              <table:table-cell office:value-type="float" office:value="333">
                <text:p>3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3565">
                <text:p>0.013565</text:p>
              </table:table-cell>
              <table:table-cell office:value-type="float" office:value="331">
                <text:p>3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3578">
                <text:p>0.013578</text:p>
              </table:table-cell>
              <table:table-cell office:value-type="float" office:value="329">
                <text:p>3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3592">
                <text:p>0.013592</text:p>
              </table:table-cell>
              <table:table-cell office:value-type="float" office:value="328">
                <text:p>3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3606">
                <text:p>0.013606</text:p>
              </table:table-cell>
              <table:table-cell office:value-type="float" office:value="326">
                <text:p>3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362">
                <text:p>0.01362</text:p>
              </table:table-cell>
              <table:table-cell office:value-type="float" office:value="324">
                <text:p>3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3634">
                <text:p>0.013634</text:p>
              </table:table-cell>
              <table:table-cell office:value-type="float" office:value="322">
                <text:p>3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3648">
                <text:p>0.013648</text:p>
              </table:table-cell>
              <table:table-cell office:value-type="float" office:value="320">
                <text:p>3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3662">
                <text:p>0.013662</text:p>
              </table:table-cell>
              <table:table-cell office:value-type="float" office:value="320">
                <text:p>3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3676">
                <text:p>0.013676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369">
                <text:p>0.01369</text:p>
              </table:table-cell>
              <table:table-cell office:value-type="float" office:value="314">
                <text:p>3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3704">
                <text:p>0.013704</text:p>
              </table:table-cell>
              <table:table-cell office:value-type="float" office:value="312">
                <text:p>3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3718">
                <text:p>0.013718</text:p>
              </table:table-cell>
              <table:table-cell office:value-type="float" office:value="310">
                <text:p>3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3732">
                <text:p>0.013732</text:p>
              </table:table-cell>
              <table:table-cell office:value-type="float" office:value="308">
                <text:p>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3745">
                <text:p>0.013745</text:p>
              </table:table-cell>
              <table:table-cell office:value-type="float" office:value="306">
                <text:p>3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3759">
                <text:p>0.013759</text:p>
              </table:table-cell>
              <table:table-cell office:value-type="float" office:value="304">
                <text:p>3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3773">
                <text:p>0.013773</text:p>
              </table:table-cell>
              <table:table-cell office:value-type="float" office:value="302">
                <text:p>3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3787">
                <text:p>0.013787</text:p>
              </table:table-cell>
              <table:table-cell office:value-type="float" office:value="300">
                <text:p>3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38">
                <text:p>0.0138</text:p>
              </table:table-cell>
              <table:table-cell office:value-type="float" office:value="297">
                <text:p>2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3814">
                <text:p>0.013814</text:p>
              </table:table-cell>
              <table:table-cell office:value-type="float" office:value="296">
                <text:p>2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3828">
                <text:p>0.013828</text:p>
              </table:table-cell>
              <table:table-cell office:value-type="float" office:value="293">
                <text:p>2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3842">
                <text:p>0.013842</text:p>
              </table:table-cell>
              <table:table-cell office:value-type="float" office:value="291">
                <text:p>2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3855">
                <text:p>0.013855</text:p>
              </table:table-cell>
              <table:table-cell office:value-type="float" office:value="289">
                <text:p>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3869">
                <text:p>0.013869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3883">
                <text:p>0.013883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3897">
                <text:p>0.013897</text:p>
              </table:table-cell>
              <table:table-cell office:value-type="float" office:value="283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3911">
                <text:p>0.013911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3925">
                <text:p>0.013925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3939">
                <text:p>0.013939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3953">
                <text:p>0.013953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3966">
                <text:p>0.013966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398">
                <text:p>0.01398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3994">
                <text:p>0.013994</text:p>
              </table:table-cell>
              <table:table-cell office:value-type="float" office:value="267">
                <text:p>2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4008">
                <text:p>0.014008</text:p>
              </table:table-cell>
              <table:table-cell office:value-type="float" office:value="264">
                <text:p>2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4021">
                <text:p>0.014021</text:p>
              </table:table-cell>
              <table:table-cell office:value-type="float" office:value="262">
                <text:p>2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4035">
                <text:p>0.014035</text:p>
              </table:table-cell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4049">
                <text:p>0.014049</text:p>
              </table:table-cell>
              <table:table-cell office:value-type="float" office:value="257">
                <text:p>2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4062">
                <text:p>0.014062</text:p>
              </table:table-cell>
              <table:table-cell office:value-type="float" office:value="255">
                <text:p>2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4076">
                <text:p>0.014076</text:p>
              </table:table-cell>
              <table:table-cell office:value-type="float" office:value="252">
                <text:p>2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409">
                <text:p>0.01409</text:p>
              </table:table-cell>
              <table:table-cell office:value-type="float" office:value="250">
                <text:p>2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4103">
                <text:p>0.014103</text:p>
              </table:table-cell>
              <table:table-cell office:value-type="float" office:value="247">
                <text:p>2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4117">
                <text:p>0.014117</text:p>
              </table:table-cell>
              <table:table-cell office:value-type="float" office:value="245">
                <text:p>2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4131">
                <text:p>0.014131</text:p>
              </table:table-cell>
              <table:table-cell office:value-type="float" office:value="243">
                <text:p>2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4145">
                <text:p>0.014145</text:p>
              </table:table-cell>
              <table:table-cell office:value-type="float" office:value="240">
                <text:p>2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4158">
                <text:p>0.014158</text:p>
              </table:table-cell>
              <table:table-cell office:value-type="float" office:value="237">
                <text:p>2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4172">
                <text:p>0.014172</text:p>
              </table:table-cell>
              <table:table-cell office:value-type="float" office:value="235">
                <text:p>23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4186">
                <text:p>0.014186</text:p>
              </table:table-cell>
              <table:table-cell office:value-type="float" office:value="233">
                <text:p>23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2">
                <text:p>0.0142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4214">
                <text:p>0.014214</text:p>
              </table:table-cell>
              <table:table-cell office:value-type="float" office:value="227">
                <text:p>22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4228">
                <text:p>0.014228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4242">
                <text:p>0.014242</text:p>
              </table:table-cell>
              <table:table-cell office:value-type="float" office:value="223">
                <text:p>22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4255">
                <text:p>0.014255</text:p>
              </table:table-cell>
              <table:table-cell office:value-type="float" office:value="220">
                <text:p>2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4269">
                <text:p>0.014269</text:p>
              </table:table-cell>
              <table:table-cell office:value-type="float" office:value="217">
                <text:p>2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4283">
                <text:p>0.014283</text:p>
              </table:table-cell>
              <table:table-cell office:value-type="float" office:value="215">
                <text:p>21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4297">
                <text:p>0.014297</text:p>
              </table:table-cell>
              <table:table-cell office:value-type="float" office:value="212">
                <text:p>2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4311">
                <text:p>0.014311</text:p>
              </table:table-cell>
              <table:table-cell office:value-type="float" office:value="210">
                <text:p>21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4324">
                <text:p>0.014324</text:p>
              </table:table-cell>
              <table:table-cell office:value-type="float" office:value="207">
                <text:p>20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4338">
                <text:p>0.014338</text:p>
              </table:table-cell>
              <table:table-cell office:value-type="float" office:value="205">
                <text:p>20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4352">
                <text:p>0.014352</text:p>
              </table:table-cell>
              <table:table-cell office:value-type="float" office:value="202">
                <text:p>20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4366">
                <text:p>0.014366</text:p>
              </table:table-cell>
              <table:table-cell office:value-type="float" office:value="199">
                <text:p>19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438">
                <text:p>0.01438</text:p>
              </table:table-cell>
              <table:table-cell office:value-type="float" office:value="197">
                <text:p>19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4393">
                <text:p>0.014393</text:p>
              </table:table-cell>
              <table:table-cell office:value-type="float" office:value="195">
                <text:p>19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4407">
                <text:p>0.014407</text:p>
              </table:table-cell>
              <table:table-cell office:value-type="float" office:value="192">
                <text:p>19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4421">
                <text:p>0.014421</text:p>
              </table:table-cell>
              <table:table-cell office:value-type="float" office:value="190">
                <text:p>1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4435">
                <text:p>0.014435</text:p>
              </table:table-cell>
              <table:table-cell office:value-type="float" office:value="188">
                <text:p>18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4448">
                <text:p>0.014448</text:p>
              </table:table-cell>
              <table:table-cell office:value-type="float" office:value="186">
                <text:p>18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4462">
                <text:p>0.014462</text:p>
              </table:table-cell>
              <table:table-cell office:value-type="float" office:value="182">
                <text:p>18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4476">
                <text:p>0.014476</text:p>
              </table:table-cell>
              <table:table-cell office:value-type="float" office:value="180">
                <text:p>18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449">
                <text:p>0.014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4504">
                <text:p>0.014504</text:p>
              </table:table-cell>
              <table:table-cell office:value-type="float" office:value="175">
                <text:p>1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4517">
                <text:p>0.014517</text:p>
              </table:table-cell>
              <table:table-cell office:value-type="float" office:value="172">
                <text:p>17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4531">
                <text:p>0.014531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4545">
                <text:p>0.014545</text:p>
              </table:table-cell>
              <table:table-cell office:value-type="float" office:value="167">
                <text:p>16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4558">
                <text:p>0.014558</text:p>
              </table:table-cell>
              <table:table-cell office:value-type="float" office:value="164">
                <text:p>16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4572">
                <text:p>0.014572</text:p>
              </table:table-cell>
              <table:table-cell office:value-type="float" office:value="162">
                <text:p>162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